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e10" style:family="table">
      <style:table-properties style:width="14.552cm" table:align="right"/>
    </style:style>
    <style:style style:name="Table10.A" style:family="table-column">
      <style:table-column-properties style:column-width="14.552cm"/>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ff9966" fo:padding="0.097cm" fo:border="0.141cm solid #000000">
        <style:background-image/>
      </style:table-cell-properties>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076cm" style:rel-column-width="19569*"/>
    </style:style>
    <style:style style:name="Table8.B" style:family="table-column">
      <style:table-column-properties style:column-width="11.924cm" style:rel-column-width="4596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2.478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indent="0cm" style:auto-text-indent="false"/>
      <style:text-properties style:font-name="Times New Roman1"/>
    </style:style>
    <style:style style:name="P58" style:family="paragraph" style:parent-style-name="Footnote">
      <style:paragraph-properties fo:margin-left="0cm" fo:margin-right="0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style>
    <style:style style:name="P60" style:family="paragraph" style:parent-style-name="Preformatted_20_Text">
      <style:paragraph-properties fo:margin-left="0cm" fo:margin-right="0cm" fo:margin-top="0cm" fo:margin-bottom="0.499cm" fo:text-indent="0cm" style:auto-text-indent="false"/>
      <style:text-properties fo:color="#000000"/>
    </style:style>
    <style:style style:name="P61" style:family="paragraph" style:parent-style-name="Preformatted_20_Text">
      <style:paragraph-properties fo:margin-left="0cm" fo:margin-right="0cm" fo:margin-top="0cm" fo:margin-bottom="0cm" fo:text-indent="0cm" style:auto-text-indent="false"/>
    </style:style>
    <style:style style:name="P62" style:family="paragraph" style:parent-style-name="Preformatted_20_Text">
      <style:paragraph-properties fo:margin-left="0cm" fo:margin-right="0cm" fo:margin-top="0cm" fo:margin-bottom="0cm" fo:text-indent="0cm" style:auto-text-indent="false"/>
      <style:text-properties fo:color="#000000"/>
    </style:style>
    <style:style style:name="P63" style:family="paragraph" style:parent-style-name="Preformatted_20_Text">
      <style:paragraph-properties fo:margin-left="0cm" fo:margin-right="0cm" fo:margin-top="0cm" fo:margin-bottom="0cm" fo:text-indent="0cm" style:auto-text-indent="false"/>
      <style:text-properties fo:color="#c0c0c0"/>
    </style:style>
    <style:style style:name="P64" style:family="paragraph" style:parent-style-name="Text_20_body">
      <style:paragraph-properties fo:margin-left="2.457cm" fo:margin-right="0cm" fo:text-indent="0cm" style:auto-text-indent="false"/>
    </style:style>
    <style:style style:name="P65" style:family="paragraph" style:parent-style-name="Text_20_body">
      <style:paragraph-properties fo:margin-left="2.498cm" fo:margin-right="0cm" fo:text-indent="0cm" style:auto-text-indent="false"/>
    </style:style>
    <style:style style:name="P66" style:family="paragraph" style:parent-style-name="Text_20_body">
      <style:paragraph-properties fo:margin-left="2.498cm" fo:margin-right="0cm" fo:text-indent="0cm" style:auto-text-indent="false"/>
      <style:text-properties fo:font-weight="bold" style:font-weight-asian="bold" style:font-weight-complex="bold"/>
    </style:style>
    <style:style style:name="P67"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margin-left="2.498cm" fo:margin-right="0cm" fo:text-indent="0cm" style:auto-text-indent="false"/>
    </style:style>
    <style:style style:name="P69" style:family="paragraph" style:parent-style-name="Heading">
      <style:paragraph-properties fo:text-align="center" style:justify-single-word="false"/>
      <style:text-properties fo:font-size="70pt" style:font-size-asian="70pt" style:font-size-complex="70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5">
      <style:paragraph-properties>
        <style:tab-stops>
          <style:tab-stop style:position="15.004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Heading_20_2">
      <style:text-properties fo:font-weight="bold" style:font-weight-asian="bold" style:font-weight-complex="bold"/>
    </style:style>
    <style:style style:name="P77" style:family="paragraph" style:parent-style-name="Heading_20_2">
      <style:text-properties fo:font-style="italic" fo:font-weight="bold" style:font-style-asian="italic" style:font-weight-asian="bold" style:font-style-complex="italic" style:font-weight-complex="bold"/>
    </style:style>
    <style:style style:name="P78" style:family="paragraph" style:parent-style-name="Heading_20_2">
      <style:text-properties fo:color="#000000"/>
    </style:style>
    <style:style style:name="P79" style:family="paragraph" style:parent-style-name="Heading_20_2">
      <style:text-properties fo:font-weight="normal" style:font-weight-asian="normal" style:font-weight-complex="normal"/>
    </style:style>
    <style:style style:name="P80" style:family="paragraph" style:parent-style-name="Heading_20_3">
      <style:text-properties fo:font-size="12pt" style:font-size-asian="12pt" style:font-size-complex="12pt"/>
    </style:style>
    <style:style style:name="P81" style:family="paragraph" style:parent-style-name="Heading_20_3">
      <style:text-properties fo:font-style="normal" fo:font-weight="bold" style:font-style-asian="normal" style:font-weight-asian="bold" style:font-style-complex="normal" style:font-weight-complex="bold"/>
    </style:style>
    <style:style style:name="P82" style:family="paragraph" style:parent-style-name="Heading_20_3">
      <style:text-properties fo:font-weight="normal" style:font-weight-asian="normal" style:font-weight-complex="normal"/>
    </style:style>
    <style:style style:name="P83" style:family="paragraph" style:parent-style-name="Heading_20_3">
      <style:text-properties fo:color="#000000"/>
    </style:style>
    <style:style style:name="P84" style:family="paragraph" style:parent-style-name="Heading_20_4">
      <style:text-properties fo:font-weight="normal" style:font-weight-asian="normal" style:font-weight-complex="normal"/>
    </style:style>
    <style:style style:name="P85" style:family="paragraph" style:parent-style-name="Heading_20_4">
      <style:text-properties fo:font-style="italic" fo:font-weight="bold" style:font-style-asian="italic" style:font-weight-asian="bold" style:font-style-complex="italic" style:font-weight-complex="bold"/>
    </style:style>
    <style:style style:name="P86" style:family="paragraph" style:parent-style-name="Heading_20_4">
      <style:paragraph-properties fo:margin-left="0cm" fo:margin-right="0cm" fo:text-indent="0cm" style:auto-text-indent="false"/>
    </style:style>
    <style:style style:name="P87" style:family="paragraph" style:parent-style-name="Preformatted_20_Text" style:list-style-name="L62">
      <style:text-properties fo:color="#800080"/>
    </style:style>
    <style:style style:name="P88" style:family="paragraph" style:parent-style-name="Text_20_body" style:list-style-name="L1"/>
    <style:style style:name="P89" style:family="paragraph" style:parent-style-name="Text_20_body" style:list-style-name="L2">
      <style:text-properties style:text-underline-style="none" fo:font-weight="normal" style:font-weight-asian="normal" style:font-weight-complex="normal"/>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text-properties fo:font-weight="bold" style:font-weight-asian="bold" style:font-weight-complex="bold"/>
    </style:style>
    <style:style style:name="P96" style:family="paragraph" style:parent-style-name="Text_20_body" style:list-style-name="L10">
      <style:text-properties fo:font-weight="bold" style:font-weight-asian="bold" style:font-weight-complex="bold"/>
    </style:style>
    <style:style style:name="P97" style:family="paragraph" style:parent-style-name="Text_20_body" style:list-style-name="L33">
      <style:paragraph-properties fo:text-align="start" style:justify-single-word="false"/>
      <style:text-properties fo:font-weight="bold" style:font-weight-asian="bold" style:font-weight-complex="bold"/>
    </style:style>
    <style:style style:name="P98" style:family="paragraph" style:parent-style-name="Text_20_body" style:list-style-name="L35">
      <style:text-properties fo:font-weight="bold" style:font-weight-asian="bold" style:font-weight-complex="bold"/>
    </style:style>
    <style:style style:name="P99" style:family="paragraph" style:parent-style-name="Text_20_body" style:list-style-name="L47">
      <style:text-properties fo:font-weight="bold" style:font-weight-asian="bold" style:font-weight-complex="bold"/>
    </style:style>
    <style:style style:name="P100" style:family="paragraph" style:parent-style-name="Text_20_body" style:list-style-name="L9"/>
    <style:style style:name="P101" style:family="paragraph" style:parent-style-name="Text_20_body" style:list-style-name="L9">
      <style:text-properties fo:font-weight="normal" style:font-weight-asian="normal" style:font-weight-complex="normal"/>
    </style:style>
    <style:style style:name="P102" style:family="paragraph" style:parent-style-name="Text_20_body" style:list-style-name="L26">
      <style:text-properties fo:font-weight="normal" style:font-weight-asian="normal" style:font-weight-complex="normal"/>
    </style:style>
    <style:style style:name="P103" style:family="paragraph" style:parent-style-name="Text_20_body" style:list-style-name="L44">
      <style:text-properties fo:font-weight="normal" style:font-weight-asian="normal" style:font-weight-complex="normal"/>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4">
      <style:text-properties fo:font-style="normal" style:font-style-asian="normal" style:font-style-complex="normal"/>
    </style:style>
    <style:style style:name="P109" style:family="paragraph" style:parent-style-name="Text_20_body" style:list-style-name="L15">
      <style:text-properties fo:font-style="normal" fo:font-weight="normal" style:font-style-asian="normal" style:font-weight-asian="normal" style:font-style-complex="normal" style:font-weight-complex="normal"/>
    </style:style>
    <style:style style:name="P110" style:family="paragraph" style:parent-style-name="Text_20_body" style:list-style-name="L36">
      <style:text-properties fo:font-style="normal" fo:font-weight="normal" style:font-style-asian="normal" style:font-weight-asian="normal" style:font-style-complex="normal" style:font-weight-complex="normal"/>
    </style:style>
    <style:style style:name="P111" style:family="paragraph" style:parent-style-name="Text_20_body" style:list-style-name="L37">
      <style:text-properties fo:font-style="normal" fo:font-weight="normal" style:font-style-asian="normal" style:font-weight-asian="normal" style:font-style-complex="normal" style:font-weight-complex="normal"/>
    </style:style>
    <style:style style:name="P112" style:family="paragraph" style:parent-style-name="Text_20_body" style:list-style-name="L38">
      <style:text-properties fo:font-style="normal" fo:font-weight="normal" style:font-style-asian="normal" style:font-weight-asian="normal" style:font-style-complex="normal" style:font-weight-complex="normal"/>
    </style:style>
    <style:style style:name="P113" style:family="paragraph" style:parent-style-name="Text_20_body" style:list-style-name="L39">
      <style:text-properties fo:font-style="normal" fo:font-weight="normal" style:font-style-asian="normal" style:font-weight-asian="normal" style:font-style-complex="normal" style:font-weight-complex="normal"/>
    </style:style>
    <style:style style:name="P114" style:family="paragraph" style:parent-style-name="Text_20_body" style:list-style-name="L40">
      <style:text-properties fo:font-style="normal" fo:font-weight="normal" style:font-style-asian="normal" style:font-weight-asian="normal" style:font-style-complex="normal" style:font-weight-complex="normal"/>
    </style:style>
    <style:style style:name="P115" style:family="paragraph" style:parent-style-name="Text_20_body" style:list-style-name="L42">
      <style:text-properties fo:font-style="normal" fo:font-weight="normal" style:font-style-asian="normal" style:font-weight-asian="normal" style:font-style-complex="normal" style:font-weight-complex="normal"/>
    </style:style>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paragraph-properties fo:text-align="start" style:justify-single-word="false"/>
    </style:style>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41"/>
    <style:style style:name="P138" style:family="paragraph" style:parent-style-name="Text_20_body" style:list-style-name="L43"/>
    <style:style style:name="P139" style:family="paragraph" style:parent-style-name="Text_20_body" style:list-style-name="L45"/>
    <style:style style:name="P140" style:family="paragraph" style:parent-style-name="Text_20_body" style:list-style-name="L46"/>
    <style:style style:name="P141" style:family="paragraph" style:parent-style-name="Text_20_body" style:list-style-name="L47"/>
    <style:style style:name="P142" style:family="paragraph" style:parent-style-name="Text_20_body" style:list-style-name="L48"/>
    <style:style style:name="P143" style:family="paragraph" style:parent-style-name="Text_20_body" style:list-style-name="L49"/>
    <style:style style:name="P144" style:family="paragraph" style:parent-style-name="Text_20_body" style:list-style-name="L50"/>
    <style:style style:name="P145" style:family="paragraph" style:parent-style-name="Text_20_body" style:list-style-name="L51"/>
    <style:style style:name="P146" style:family="paragraph" style:parent-style-name="Text_20_body" style:list-style-name="L52"/>
    <style:style style:name="P147" style:family="paragraph" style:parent-style-name="Text_20_body" style:list-style-name="L53"/>
    <style:style style:name="P148" style:family="paragraph" style:parent-style-name="Text_20_body" style:list-style-name="L54"/>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7"/>
    <style:style style:name="P152" style:family="paragraph" style:parent-style-name="Text_20_body" style:list-style-name="L58"/>
    <style:style style:name="P153" style:family="paragraph" style:parent-style-name="Text_20_body" style:list-style-name="L58">
      <style:text-properties fo:font-style="italic" fo:font-weight="bold" style:font-style-asian="italic" style:font-weight-asian="bold" style:font-style-complex="italic" style:font-weight-complex="bold"/>
    </style:style>
    <style:style style:name="P154" style:family="paragraph" style:parent-style-name="Text_20_body" style:list-style-name="L59"/>
    <style:style style:name="P155" style:family="paragraph" style:parent-style-name="Text_20_body" style:list-style-name="L60"/>
    <style:style style:name="P156" style:family="paragraph" style:parent-style-name="Text_20_body" style:list-style-name="L61">
      <style:text-properties fo:color="#000000"/>
    </style:style>
    <style:style style:name="P157" style:family="paragraph" style:parent-style-name="Text_20_body" style:list-style-name="L63"/>
    <style:style style:name="P158" style:family="paragraph" style:parent-style-name="Text_20_body" style:list-style-name="L64"/>
    <style:style style:name="P159" style:family="paragraph" style:parent-style-name="Text_20_body" style:list-style-name="L65"/>
    <style:style style:name="P160" style:family="paragraph" style:parent-style-name="Text_20_body" style:list-style-name="L66"/>
    <style:style style:name="P161" style:family="paragraph" style:parent-style-name="Text_20_body" style:list-style-name="L67"/>
    <style:style style:name="P162" style:family="paragraph" style:parent-style-name="Text_20_body" style:list-style-name="L68"/>
    <style:style style:name="P163" style:family="paragraph" style:parent-style-name="Text_20_body" style:list-style-name="L69"/>
    <style:style style:name="P164" style:family="paragraph" style:parent-style-name="Text_20_body" style:list-style-name="L70"/>
    <style:style style:name="P165" style:family="paragraph" style:parent-style-name="Text_20_body" style:list-style-name="L71"/>
    <style:style style:name="P166" style:family="paragraph" style:parent-style-name="Text_20_body" style:list-style-name="L6">
      <style:paragraph-properties fo:margin-left="1.251cm" fo:margin-right="0cm" fo:text-indent="-0.635cm" style:auto-text-indent="false"/>
    </style:style>
    <style:style style:name="P167" style:family="paragraph" style:parent-style-name="Text_20_body">
      <style:paragraph-properties fo:margin-left="2.478cm" fo:margin-right="0cm" fo:text-indent="0cm" style:auto-text-indent="false"/>
    </style:style>
    <style:style style:name="P168" style:family="paragraph" style:parent-style-name="Text_20_body">
      <style:paragraph-properties fo:margin-left="2.457cm" fo:margin-right="0cm" fo:text-indent="0cm" style:auto-text-indent="false"/>
    </style:style>
    <style:style style:name="P169" style:family="paragraph" style:parent-style-name="Text_20_body">
      <style:paragraph-properties fo:margin-left="2.498cm" fo:margin-right="0cm" fo:text-indent="0cm" style:auto-text-indent="false"/>
    </style:style>
    <style:style style:name="P170" style:family="paragraph">
      <style:paragraph-properties fo:margin-left="0cm" fo:margin-right="0cm" fo:margin-top="0cm" fo:margin-bottom="0cm" fo:line-height="100%" fo:text-align="center" fo:text-indent="0cm" style:text-autospace="none">
        <style:tab-stops/>
      </style:paragraph-properties>
    </style:style>
    <style:style style:name="P17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4" style:family="paragraph">
      <style:paragraph-properties fo:text-align="center"/>
    </style:style>
    <style:style style:name="P175" style:family="paragraph">
      <style:paragraph-properties fo:margin-left="0cm" fo:margin-right="0cm" fo:margin-top="0cm" fo:margin-bottom="0cm" fo:line-height="100%" fo:text-align="start" fo:text-indent="0cm"/>
    </style:style>
    <style:style style:name="P176"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7" style:family="paragraph">
      <style:paragraph-properties fo:margin-left="0cm" fo:margin-right="0cm" fo:margin-top="0cm" fo:margin-bottom="0cm" fo:line-height="100%" fo:text-align="center" fo:text-indent="0cm"/>
    </style:style>
    <style:style style:name="P178"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Ogre 2.1 Porting Manual</text:p>
      <text:p text:style-name="P48">(DRAFT)</text:p>
      <text:p text:style-name="P47"/>
      <text:p text:style-name="P47"/>
      <text:p text:style-name="P47"/>
      <text:p text:style-name="P47"/>
      <text:p text:style-name="P47">Last revision: 2015-11-0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70">1 Legal<text:tab/>6</text:p>
          <text:p text:style-name="P70">2 Changes: Objects, Scene &amp; Nodes<text:tab/>7</text:p>
          <text:p text:style-name="P72">2.1 Names are now optional<text:tab/>7</text:p>
          <text:p text:style-name="P72">2.2 How to debug MovableObjects' (and Nodes) data<text:tab/>7</text:p>
          <text:p text:style-name="P73">2.2.1 Interpreting ArrayVector3<text:tab/>9</text:p>
          <text:p text:style-name="P73">2.2.2 Dummy pointers instead of NULL<text:tab/>10</text:p>
          <text:p text:style-name="P72">2.3 Attachment and Visibility<text:tab/>11</text:p>
          <text:p text:style-name="P72">2.4 Attaching/Detaching is more expensive than hiding<text:tab/>11</text:p>
          <text:p text:style-name="P72">2.5 All MovableObjects require a SceneNode (Lights &amp; Cameras)<text:tab/>11</text:p>
          <text:p text:style-name="P72">2.6 Obtaining derived transforms<text:tab/>12</text:p>
          <text:p text:style-name="P72">2.7 SCENE_STATIC and SCENE_DYNAMIC<text:tab/>13</text:p>
          <text:p text:style-name="P73">2.7.1 What means a Node to be SCENE_STATIC:<text:tab/>13</text:p>
          <text:p text:style-name="P73">2.7.2 What means a Entities (and InstancedEntities) to be SCENE_STATIC:<text:tab/>13</text:p>
          <text:p text:style-name="P73">2.7.3 General<text:tab/>14</text:p>
          <text:p text:style-name="P72">2.8 Ogre asserts mCachedAabbOutOfDate or mCachedTransformOutOfDate while in debug mode<text:tab/>15</text:p>
          <text:p text:style-name="P72">2.9 Custom classes derived from Renderable or MovableObject<text:tab/>15</text:p>
          <text:p text:style-name="P72">2.10 How do I get the vertex information from the new v2 Mesh classes?<text:tab/>16</text:p>
          <text:p text:style-name="P72">2.11 How do I set the element offsets, vertex buffer's source and index?<text:tab/>17</text:p>
          <text:p text:style-name="P72">2.12 My scene looks too dark or dull!<text:tab/>18</text:p>
          <text:p text:style-name="P72">2.13 I activated gamma correction, but now my GUI textures look washed out!<text:tab/>19</text:p>
          <text:p text:style-name="P70">3 Technical Overview<text:tab/>20</text:p>
          <text:p text:style-name="P72">3.1 Overview<text:tab/>20</text:p>
          <text:p text:style-name="P73">3.1.1 SIMD Coherence<text:tab/>21</text:p>
          <text:p text:style-name="P72">3.2 Memory Managers usage patterns<text:tab/>21</text:p>
          <text:p text:style-name="P73">3.2.1 Cleanups<text:tab/>21</text:p>
          <text:p text:style-name="P72">3.3 Memory preallocation<text:tab/>22</text:p>
          <text:p text:style-name="P72">3.4 Configuring memory managers<text:tab/>22</text:p>
          <text:p text:style-name="P72">3.5 Where is RenderTarget::update? Why do I get errors in Viewport?<text:tab/>22</text:p>
          <text:p text:style-name="P70">4 Compositor<text:tab/>24</text:p>
          <text:p text:style-name="P72">4.1 Nodes<text:tab/>25</text:p>
          <text:p text:style-name="P73">4.1.1 Input &amp; output channels and RTTs<text:tab/>26</text:p>
          <text:p text:style-name="P71">4.1.1.1 Locally declared textures<text:tab/>26</text:p>
          <text:p text:style-name="P71">4.1.1.2 It comes from an input channel.<text:tab/>26</text:p>
          <text:p text:style-name="P71">4.1.1.3 It is a global texture<text:tab/>27</text:p>
          <text:p text:style-name="P71">4.1.1.4 Main RenderTarget<text:tab/>28</text:p>
          <text:p text:style-name="P73">4.1.2 Target<text:tab/>29</text:p>
          <text:p text:style-name="P73">4.1.3 Passes<text:tab/>29</text:p>
          <text:p text:style-name="P71">4.1.3.1 clear<text:tab/>30</text:p>
          <text:p text:style-name="P71">4.1.3.2 quad<text:tab/>30</text:p>
          <text:p text:style-name="P71">4.1.3.3 resolve<text:tab/>32</text:p>
          <text:p text:style-name="P71">4.1.3.4 render_scene<text:tab/>32</text:p>
          <text:p text:style-name="P71">4.1.3.5 stencil<text:tab/>34</text:p>
          <text:p text:style-name="P71">4.1.3.6 uav_queue<text:tab/>34</text:p>
          <text:p text:style-name="P74">4.1.3.6.1 Synchronization<text:tab/>36</text:p>
          <text:p text:style-name="P73">4.1.4 Textures<text:tab/>36</text:p>
          <text:p text:style-name="P71">4.1.4.1 MSAA: Explicit vs Implicit resolves<text:tab/>36</text:p>
          <text:p text:style-name="P74">4.1.4.1.1 Implicit resolves<text:tab/>37</text:p>
          <text:p text:style-name="P74">4.1.4.1.2 Explicit resolves<text:tab/>37</text:p>
          <text:p text:style-name="P74"><text:soft-page-break/>4.1.4.1.3 Resources<text:tab/>37</text:p>
          <text:p text:style-name="P71">4.1.4.2 Depth Textures<text:tab/>38</text:p>
          <text:p text:style-name="P72">4.2 Shadow Nodes<text:tab/>40</text:p>
          <text:p text:style-name="P73">4.2.1 Setting up shadow nodes<text:tab/>40</text:p>
          <text:p text:style-name="P73">4.2.2 Example<text:tab/>43</text:p>
          <text:p text:style-name="P73">4.2.3 Shadow map atlas<text:tab/>46</text:p>
          <text:p text:style-name="P73">4.2.4 Reuse, recalculate and first<text:tab/>46</text:p>
          <text:p text:style-name="P73">4.2.5 Shadow mapping setup types<text:tab/>48</text:p>
          <text:p text:style-name="P71">4.2.5.1 Uniform shadow mapping<text:tab/>48</text:p>
          <text:p text:style-name="P71">4.2.5.2 Focused<text:tab/>48</text:p>
          <text:p text:style-name="P71">4.2.5.3 LispSM<text:tab/>49</text:p>
          <text:p text:style-name="P71">4.2.5.4 PSSM / CSM<text:tab/>49</text:p>
          <text:p text:style-name="P71">4.2.5.5 Plane Optimal<text:tab/>49</text:p>
          <text:p text:style-name="P73">4.2.6 Writing shaders<text:tab/>50</text:p>
          <text:p text:style-name="P72">4.3 Workspaces<text:tab/>50</text:p>
          <text:p text:style-name="P73">4.3.1 Data dependencies between nodes and circular dependencies<text:tab/>53</text:p>
          <text:p text:style-name="P72">4.4 Setting up code<text:tab/>53</text:p>
          <text:p text:style-name="P73">4.4.1 Initializing the workspace<text:tab/>53</text:p>
          <text:p text:style-name="P73">4.4.2 Simple bootstrap for beginners<text:tab/>53</text:p>
          <text:p text:style-name="P73">4.4.3 Advanced C++ users<text:tab/>54</text:p>
          <text:p text:style-name="P72">4.5 Stereo and Split-Screen Rendering<text:tab/>54</text:p>
          <text:p text:style-name="P73">4.5.1 Per-Workspace offset and scale<text:tab/>55</text:p>
          <text:p text:style-name="P73">4.5.2 Viewport modifier mask<text:tab/>55</text:p>
          <text:p text:style-name="P73">4.5.3 Execution mask<text:tab/>55</text:p>
          <text:p text:style-name="P73">4.5.4 Default values<text:tab/>55</text:p>
          <text:p text:style-name="P70">5 Instancing<text:tab/>57</text:p>
          <text:p text:style-name="P72">5.1 What is instancing?<text:tab/>57</text:p>
          <text:p text:style-name="P72">5.2 Instancing 101<text:tab/>57</text:p>
          <text:p text:style-name="P73">5.2.1 Instances per batch<text:tab/>58</text:p>
          <text:p text:style-name="P72">5.3 Techniques<text:tab/>58</text:p>
          <text:p text:style-name="P73">5.3.1 ShaderBased<text:tab/>58</text:p>
          <text:p text:style-name="P73">5.3.2 VTF (Software)<text:tab/>59</text:p>
          <text:p text:style-name="P73">5.3.3 HW VTF<text:tab/>59</text:p>
          <text:p text:style-name="P71">5.3.3.1 HW VTF LUT<text:tab/>59</text:p>
          <text:p text:style-name="P73">5.3.4 HW Basic<text:tab/>60</text:p>
          <text:p text:style-name="P72">5.4 Custom parameters<text:tab/>60</text:p>
          <text:p text:style-name="P72">5.5 Supporting multiple submeshes<text:tab/>61</text:p>
          <text:p text:style-name="P72">5.6 Defragmenting batches<text:tab/>62</text:p>
          <text:p text:style-name="P73">5.6.1 What is batch fragmentation?<text:tab/>62</text:p>
          <text:p text:style-name="P73">5.6.2 Prevention: Avoiding fragmentation<text:tab/>63</text:p>
          <text:p text:style-name="P73">5.6.3 Cure: Defragmenting on the fly<text:tab/>63</text:p>
          <text:p text:style-name="P72">5.7 Troubleshooting<text:tab/>63</text:p>
          <text:p text:style-name="P70">6 Threading<text:tab/>66</text:p>
          <text:p text:style-name="P72">6.1 Initializing<text:tab/>66</text:p>
          <text:p text:style-name="P73">6.1.1 Ideal number of threads<text:tab/>66</text:p>
          <text:p text:style-name="P73">6.1.2 More info about InstancingThreadedCullingMethod<text:tab/>66</text:p>
          <text:p text:style-name="P72">6.2 What tasks are threaded in Ogre<text:tab/>68</text:p>
          <text:p text:style-name="P72">6.3 Using Ogre's threading system for custom tasks<text:tab/>68</text:p>
          <text:p text:style-name="P72">6.4 Thread safety of SceneNodes<text:tab/>69</text:p>
          <text:p text:style-name="P70">7 Performance Hints<text:tab/>71</text:p>
          <text:p text:style-name="P70"><text:soft-page-break/>8 HLMS: High Level Material System<text:tab/>72</text:p>
          <text:p text:style-name="P72">8.1 Fundamental changes<text:tab/>72</text:p>
          <text:p text:style-name="P73">8.1.1 Viewports and Scissor tests<text:tab/>72</text:p>
          <text:p text:style-name="P73">8.1.2 A lot of data is stored in “Blocks”<text:tab/>72</text:p>
          <text:p text:style-name="P73">8.1.3 Materials are still alive<text:tab/>73</text:p>
          <text:p text:style-name="P73">8.1.4 Fixed Function has been removed<text:tab/>74</text:p>
          <text:p text:style-name="P72">8.2 The three components<text:tab/>74</text:p>
          <text:p text:style-name="P72">8.3 Blocks<text:tab/>75</text:p>
          <text:p text:style-name="P73">8.3.1 Datablocks<text:tab/>76</text:p>
          <text:p text:style-name="P73">8.3.2 Macroblocks<text:tab/>76</text:p>
          <text:p text:style-name="P73">8.3.3 Blendblocks<text:tab/>76</text:p>
          <text:p text:style-name="P73">8.3.4 Samplerblocks<text:tab/>76</text:p>
          <text:p text:style-name="P72">8.4 Hlms templates<text:tab/>77</text:p>
          <text:p text:style-name="P72">8.5 The Hlms preprocessor<text:tab/>78</text:p>
          <text:p text:style-name="P73">8.5.1 Preprocessor syntax<text:tab/>78</text:p>
          <text:p text:style-name="P71">8.5.1.1 @property( expression )<text:tab/>78</text:p>
          <text:p text:style-name="P71">8.5.1.2 @foreach( scopedVar, count, [start] )<text:tab/>79</text:p>
          <text:p text:style-name="P71">8.5.1.3 @counter( variable )<text:tab/>80</text:p>
          <text:p text:style-name="P71">8.5.1.4 @value( variable )<text:tab/>81</text:p>
          <text:p text:style-name="P71">8.5.1.5 @set add sub mul div mod min max<text:tab/>81</text:p>
          <text:p text:style-name="P71">8.5.1.6 @piece( nameOfPiece )<text:tab/>81</text:p>
          <text:p text:style-name="P71">8.5.1.7 @insertpiece( nameOfPiece )<text:tab/>82</text:p>
          <text:p text:style-name="P71">8.5.1.8 @pset padd psub pmul pdiv pmod pmin pmax<text:tab/>82</text:p>
          <text:p text:style-name="P72">8.6 Creation of shaders<text:tab/>82</text:p>
          <text:p text:style-name="P73">8.6.1 C++ interaction with shader templates<text:tab/>85</text:p>
          <text:p text:style-name="P73">8.6.2 Common conventions<text:tab/>85</text:p>
          <text:p text:style-name="P73">8.6.3 Hot reloading<text:tab/>86</text:p>
          <text:p text:style-name="P73">8.6.4 Disabling a stage<text:tab/>86</text:p>
          <text:p text:style-name="P73">8.6.5 Customizing an existing implementation<text:tab/>86</text:p>
          <text:p text:style-name="P72">8.7 Run-time rendering<text:tab/>87</text:p>
          <text:p text:style-name="P73">8.7.1 preparePassHash<text:tab/>87</text:p>
          <text:p text:style-name="P73">8.7.2 fillBuffersFor<text:tab/>88</text:p>
          <text:p text:style-name="P72">8.8 Using the HLMS implementations<text:tab/>88</text:p>
          <text:p text:style-name="P73">8.8.1 Initialization<text:tab/>88</text:p>
          <text:p text:style-name="P73">8.8.2 Deinitialization<text:tab/>88</text:p>
          <text:p text:style-name="P73">8.8.3 Creating a datablock<text:tab/>89</text:p>
          <text:p text:style-name="P72">8.9 The Hlms Texture Manager<text:tab/>89</text:p>
          <text:p text:style-name="P73">8.9.1 Automatic batching<text:tab/>90</text:p>
          <text:p text:style-name="P71">8.9.1.1 Texture types<text:tab/>91</text:p>
          <text:p text:style-name="P71">8.9.1.2 Automatic parameters<text:tab/>91</text:p>
          <text:p text:style-name="P71">8.9.1.3 Loading a texture twice (i.e. with a different format) via aliasing<text:tab/>92</text:p>
          <text:p text:style-name="P73">8.9.2 Manual: Texture packs<text:tab/>93</text:p>
          <text:p text:style-name="P73">8.9.3 Watching out for memory consumption<text:tab/>93</text:p>
          <text:p text:style-name="P71">8.9.3.1 Additional memory considerations<text:tab/>98</text:p>
          <text:p text:style-name="P72">8.10 Troubleshooting<text:tab/>98</text:p>
          <text:p text:style-name="P73">8.10.1 My shadows don't show up or are very glitchy.<text:tab/>98</text:p>
          <text:p text:style-name="P70">9 AZDO changes (Aproaching Zero Driver Overhead)<text:tab/>100</text:p>
          <text:p text:style-name="P72">9.1 V2 and v1 objects<text:tab/>100</text:p>
          <text:p text:style-name="P73">9.1.1 Longevity of the v1 objects and deprecation<text:tab/>100</text:p>
          <text:p text:style-name="P72">9.2 Render Queue<text:tab/>101</text:p>
          <text:p text:style-name="P72"><text:soft-page-break/>9.3 The VaoManager<text:tab/>102</text:p>
          <text:p text:style-name="P70">10 The Command Buffer<text:tab/>103</text:p>
          <text:p text:style-name="P72">10.1 Adding a command<text:tab/>103</text:p>
          <text:p text:style-name="P72">10.2 Structure of a command<text:tab/>104</text:p>
          <text:p text:style-name="P72">10.3 Execution table<text:tab/>104</text:p>
          <text:p text:style-name="P73">10.3.1 Hacks and Tricks<text:tab/>105</text:p>
          <text:p text:style-name="P72">10.4 Post-processing the command buffer<text:tab/>106</text:p>
        </text:index-body>
      </text:table-of-content>
      <text:p text:style-name="Text_20_body"/>
      <text:h text:style-name="P7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584939738322401537" text:style-name="L1">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80"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3547747640431453989" text:style-name="L2">
        <text:list-item>
          <text:p text:style-name="P89">m_chunkBase[0] = { D.x, C.x, B.x, A.x }</text:p>
        </text:list-item>
        <text:list-item>
          <text:p text:style-name="P89">m_chunkBase[1] = { D.y, C.y, B.y, A.y }</text:p>
        </text:list-item>
        <text:list-item>
          <text:p text:style-name="P8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147810536552485546" text:style-name="L3">
        <text:list-item>
          <text:p text:style-name="P90">Node::_getDerivedPosition</text:p>
        </text:list-item>
        <text:list-item>
          <text:p text:style-name="P90">Node::_getDerivedOrientation</text:p>
        </text:list-item>
        <text:list-item>
          <text:p text:style-name="P9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506845219868365877" text:style-name="L4">
        <text:list-item>
          <text:p text:style-name="P91">Node::_getDerivedPositionUpdated</text:p>
        </text:list-item>
        <text:list-item>
          <text:p text:style-name="P91">Node::_getDerivedOrientationUpdated</text:p>
        </text:list-item>
        <text:list-item>
          <text:p text:style-name="P9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853953200925438952" text:style-name="L5">
        <text:list-item>
          <text:p text:style-name="P9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5850647057259476965" text:style-name="L6">
        <text:list-item>
          <text:p text:style-name="P93">Nodes/Objects are of type SCENE_STATIC and their data changed (i.e. you called setPosition) but no call to SceneManager::notifyStaticDirty was made.</text:p>
        </text:list-item>
      </text:list>
      <text:list xml:id="list605747899936841569" text:style-name="L7">
        <text:list-item>
          <text:list>
            <text:list-item>
              <text:p text:style-name="P94"><text:span text:style-name="T43">Solution:</text:span> Call SceneManager::notifyStaticDirty, or use a function that implicitly calls that function.</text:p>
            </text:list-item>
          </text:list>
        </text:list-item>
      </text:list>
      <text:list xml:id="list20564540" text:continue-list="list5850647057259476965" text:style-name="L6">
        <text:list-item>
          <text:p text:style-name="P93">You've manually modified their data (i.e. you called setPosition) after SceneManager::updateAllTransforms or SceneManager::updateAllBounds happened; most likely through a listener.</text:p>
        </text:list-item>
      </text:list>
      <text:list xml:id="list1994981906495242161" text:style-name="L8">
        <text:list-item>
          <text:list>
            <text:list-item>
              <text:p text:style-name="P95">Solutions:</text:p>
            </text:list-item>
          </text:list>
        </text:list-item>
      </text:list>
      <text:list xml:id="list968130092835568678" text:style-name="L9">
        <text:list-item>
          <text:list>
            <text:list-item>
              <text:p text:style-name="P101">Move your calculations so that they happen before updateAllTransforms.</text:p>
            </text:list-item>
            <text:list-item>
              <text:p text:style-name="P10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1">If it they're many nodes/entities, manually call updateAllTransforms/updateAllBounds again.</text:p>
            </text:list-item>
          </text:list>
        </text:list-item>
      </text:list>
      <text:list xml:id="list20562794" text:continue-list="list20564540" text:style-name="L6">
        <text:list-item>
          <text:p text:style-name="P166">It's a bug in Ogre. Because the refactor was very large, some components still try to modify nodes and movables after the call to updateAllTransforms/updateAllBounds.</text:p>
        </text:list-item>
      </text:list>
      <text:list xml:id="list1899132455926704949" text:style-name="L10">
        <text:list-item>
          <text:list>
            <text:list-item>
              <text:p text:style-name="P9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1"><text:span text:style-name="T57">Mesh</text:span><text:span text:style-name="T76"> </text:span><text:span text:style-name="T1">*mesh;</text:span></text:p>
            <text:p text:style-name="P61"><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1"><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1"><text:span text:style-name="T79">if</text:span><text:span text:style-name="T1">(</text:span><text:span text:style-name="T76"> </text:span><text:span text:style-name="T1">!vaos.empty()</text:span><text:span text:style-name="T76"> </text:span><text:span text:style-name="T1">)</text:span></text:p>
            <text:p text:style-name="P62">{</text:p>
            <text:p text:style-name="P62"><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1"><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1"><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1"><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2">}</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2">{</text:p>
            <text:p text:style-name="P61"><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1"><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1"><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2">}</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1"><text:span text:style-name="T79">class</text:span><text:span text:style-name="T76"> </text:span><text:span text:style-name="T57">VertexDeclaration</text:span></text:p>
            <text:p text:style-name="P62">{</text:p>
            <text:p text:style-name="P61"><text:span text:style-name="T79">public</text:span><text:span text:style-name="T1">:</text:span></text:p>
            <text:p text:style-name="P61"><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1"><text:span text:style-name="T76"><text:s text:c="44"/></text:span><text:span text:style-name="T57">size_t</text:span><text:span text:style-name="T76"> </text:span>offset<text:span text:style-name="T1">,</text:span></text:p>
            <text:p text:style-name="P61"><text:span text:style-name="T76"><text:s text:c="44"/></text:span><text:span text:style-name="T57">VertexElementType</text:span><text:span text:style-name="T76"> </text:span>theType<text:span text:style-name="T1">,</text:span></text:p>
            <text:p text:style-name="P61"><text:span text:style-name="T76"><text:s text:c="44"/></text:span><text:span text:style-name="T57">VertexElementSemantic</text:span><text:span text:style-name="T76"> </text:span>semantic<text:span text:style-name="T1">,</text:span></text:p>
            <text:p text:style-name="P61"><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2">};</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1"><text:span text:style-name="T33">//V1</text:span><text:span text:style-name="T76"> </text:span><text:span text:style-name="T33">format</text:span></text:p>
            <text:p text:style-name="P59"><text:span text:style-name="T57">v1</text:span><text:span text:style-name="T1">::</text:span><text:span text:style-name="T57">VertexDeclaration</text:span><text:span text:style-name="T76"> </text:span><text:span text:style-name="T1">vertexDecl;</text:span></text:p>
            <text:p text:style-name="P61"><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1"><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1"><text:span text:style-name="T33">//V2</text:span><text:span text:style-name="T76"> </text:span><text:span text:style-name="T33">format</text:span></text:p>
            <text:p text:style-name="P61"><text:span text:style-name="T57">VertexElement2VecVec</text:span><text:span text:style-name="T76"> </text:span><text:span text:style-name="T1">multVertexDecl;</text:span></text:p>
            <text:p text:style-name="P59"><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57">VertexElement2Vec</text:span><text:span text:style-name="T76"> </text:span><text:span text:style-name="T1">vertexDecl;</text:span></text:p>
            <text:p text:style-name="P59"><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2">vertexDecl.clear();</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1"><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1"><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1"><text:span text:style-name="T57">Ogre</text:span><text:span text:style-name="T1">::</text:span><text:span text:style-name="T57">NameValuePairList</text:span><text:span text:style-name="T76"> </text:span><text:span text:style-name="T1">params;</text:span></text:p>
            <text:p text:style-name="P61"><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1"><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7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24323826939156391" text:style-name="L11">
        <text:list-item>
          <text:p text:style-name="P104">Multiple NodeArrayMemoryManager. One per parent level.</text:p>
          <text:list>
            <text:list-item>
              <text:p text:style-name="P10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1" svg:width="9.002cm" svg:height="4.5cm" svg:x="0cm" svg:y="0cm"><text:p text:style-name="P170"><text:span text:style-name="T81">NodeMemoryManager</text:span></text:p><text:p text:style-name="P170"><text:span text:style-name="T82">(contains multiple...)</text:span></text:p><text:p text:style-name="P170"><text:span text:style-name="T81"/></text:p><text:p text:style-name="P170"><text:span text:style-name="T81"/></text:p><text:p text:style-name="P170"><text:span text:style-name="T81"/></text:p><text:p text:style-name="P170"><text:span text:style-name="T81"/></text:p><text:p text:style-name="P170"><text:span text:style-name="T81"/></text:p><text:p text:style-name="P170"><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2" svg:width="7.877cm" svg:height="2.532cm" svg:x="0.843cm" svg:y="1.688cm"><text:p text:style-name="P170"><text:span text:style-name="T81"/></text:p><text:p text:style-name="P170"><text:span text:style-name="T81"/></text:p><text:p text:style-name="P170"><text:span text:style-name="T81">class NodeArrayMemoryManager</text:span></text:p><text:p text:style-name="P170"><text:span text:style-name="T83"/></text:p><text:p text:style-name="P170"><text:span text:style-name="T83"/></text:p><text:p text:style-name="P170"><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3" svg:width="6.188cm" svg:height="1.126cm" svg:x="2.362cm" svg:y="2.813cm"><text:p text:style-name="P170"><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2" svg:width="5.906cm" svg:height="2.532cm" svg:x="9.282cm" svg:y="0.113cm"><text:p text:style-name="P170"><text:span text:style-name="T81"/></text:p><text:p text:style-name="P170"><text:span text:style-name="T81"/></text:p><text:p text:style-name="P170"><text:span text:style-name="T81">Transform</text:span></text:p><text:p text:style-name="P170"><text:span text:style-name="T83"/></text:p><text:p text:style-name="P170"><text:span text:style-name="T83"/></text:p><text:p text:style-name="P170"><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1" svg:width="5.065cm" svg:height="1.407cm" svg:x="10.012cm" svg:y="1.069cm"><text:p text:style-name="P170"><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20574791" text:continue-numbering="true" text:style-name="L11">
        <text:list-item>
          <text:p text:style-name="P104">Multiple ObjectDataArrayMemoryManager. One per render queue.</text:p>
          <text:list>
            <text:list-item>
              <text:p text:style-name="P10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1" svg:width="9.002cm" svg:height="4.5cm" svg:x="0cm" svg:y="0cm"><text:p text:style-name="P170"><text:span text:style-name="T81">ObjectMemoryManager</text:span></text:p><text:p text:style-name="P170"><text:span text:style-name="T82">(contains multiple...)</text:span></text:p><text:p text:style-name="P170"><text:span text:style-name="T81"/></text:p><text:p text:style-name="P170"><text:span text:style-name="T81"/></text:p><text:p text:style-name="P170"><text:span text:style-name="T81"/></text:p><text:p text:style-name="P170"><text:span text:style-name="T81"/></text:p><text:p text:style-name="P170"><text:span text:style-name="T81"/></text:p><text:p text:style-name="P170"><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2" svg:width="7.877cm" svg:height="2.532cm" svg:x="0.843cm" svg:y="1.688cm"><text:p text:style-name="P170"><text:span text:style-name="T81"/></text:p><text:p text:style-name="P170"><text:span text:style-name="T81"/></text:p><text:p text:style-name="P170"><text:span text:style-name="T81">class ObjectDataArrayMemoryManager</text:span></text:p><text:p text:style-name="P170"><text:span text:style-name="T83"/></text:p><text:p text:style-name="P170"><text:span text:style-name="T83"/></text:p><text:p text:style-name="P170"><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3" svg:width="6.188cm" svg:height="1.126cm" svg:x="2.362cm" svg:y="2.813cm"><text:p text:style-name="P170"><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2" svg:width="5.906cm" svg:height="2.532cm" svg:x="9.282cm" svg:y="0.113cm"><text:p text:style-name="P170"><text:span text:style-name="T81"/></text:p><text:p text:style-name="P170"><text:span text:style-name="T81"/></text:p><text:p text:style-name="P170"><text:span text:style-name="T81">MovableObject</text:span></text:p><text:p text:style-name="P170"><text:span text:style-name="T83"/></text:p><text:p text:style-name="P170"><text:span text:style-name="T83"/></text:p><text:p text:style-name="P170"><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1" svg:width="5.065cm" svg:height="1.407cm" svg:x="10.012cm" svg:y="1.069cm"><text:p text:style-name="P170"><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198580698222520934" text:style-name="L12">
        <text:list-item>
          <text:p text:style-name="P105">The buffer is resized. Any pointer to the slots will be invalidated (i.e. holding an external reference to Transform::mPosition). The Nodes &amp;MovableObjects internal pointers are automatically updated.</text:p>
        </text:list-item>
        <text:list-item>
          <text:p text:style-name="P10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7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676773882673373524" text:style-name="L13">
        <text:list-item>
          <text:p text:style-name="P106">It was locally declared.</text:p>
        </text:list-item>
        <text:list-item>
          <text:p text:style-name="P106">It comes from an input channel.</text:p>
        </text:list-item>
        <text:list-item>
          <text:p text:style-name="P106">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7015329059248259390" text:style-name="L14">
        <text:list-item>
          <text:p text:style-name="P107"><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8">The parameter “scope” is no longer available.</text:p>
        </text:list-item>
        <text:list-item>
          <text:p text:style-name="P10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733113389892686947" text:style-name="L15">
        <text:list-item>
          <text:p text:style-name="P116"><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9">They can't be used in input or output channels.</text:p>
        </text:list-item>
        <text:list-item>
          <text:p text:style-name="P109">Global textures can be seen by any node belonging to the same workspace, but they can't see a global texture that belongs to a different workspace.</text:p>
        </text:list-item>
        <text:list-item>
          <text:p text:style-name="P109">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3643678432821879510" text:style-name="L16">
        <text:list-item>
          <text:p text:style-name="P117">in &lt;channel_id&gt; &lt;local_texture_name&gt;</text:p>
        </text:list-item>
      </text:list>
      <text:p text:style-name="P64">channel_id is a number in range [0; inf) but must be consecutive and continuous (no gaps, i.e. define channel 0, 2, but not 1). loca_texture_name cannot start with “global_”. A node definition may have no input.</text:p>
      <text:list xml:id="list20574743" text:continue-numbering="true" text:style-name="L16">
        <text:list-item>
          <text:p text:style-name="P117">out &lt;channel_id&gt; &lt;local_texture_name&gt;</text:p>
        </text:list-item>
      </text:list>
      <text:p text:style-name="P64">channel_id is a number in range [0; inf) but must be consecutive and continuous (no gaps, i.e. define channel 0, 2, but not 1). loca_texture_name cannot start with “global_”. A node definition may have no output.</text:p>
      <text:list xml:id="list20577149" text:continue-numbering="true" text:style-name="L16">
        <text:list-item>
          <text:p text:style-name="P117">custom_id &lt;string&gt;</text:p>
        </text:list-item>
      </text:list>
      <text:p text:style-name="P64">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344425507909014181" text:style-name="L17">
        <text:list-item>
          <text:p text:style-name="P118">clear (PASS_CLEAR)</text:p>
        </text:list-item>
        <text:list-item>
          <text:p text:style-name="P118">quad (PASS_QUAD)</text:p>
        </text:list-item>
        <text:list-item>
          <text:p text:style-name="P118">resolve (PASS_RESOLVE)</text:p>
        </text:list-item>
        <text:list-item>
          <text:p text:style-name="P118">render_scene (PASS_SCENE)</text:p>
        </text:list-item>
        <text:list-item>
          <text:p text:style-name="P118">stencil (PASS_STENCIL)</text:p>
        </text:list-item>
        <text:list-item>
          <text:p text:style-name="P118">uav_queue (PASS_UAV)</text:p>
        </text:list-item>
      </text:list>
      <text:list xml:id="list3627895391960647571" text:style-name="L18">
        <text:list-item>
          <text:p text:style-name="P119">custom (PASS_CUSTOM)</text:p>
        </text:list-item>
      </text:list>
      <text:p text:style-name="Text_20_body">More passes are planned including the ability for users to extend with custom passes which used to be present in 1.x.</text:p>
      <text:p text:style-name="Text_20_body">Planned passes are:</text:p>
      <text:list xml:id="list1041350182865644861" text:style-name="L19">
        <text:list-item>
          <text:p text:style-name="P120">Paraboloid mapping passes (useful for efficient env. mapping and point light shadow maps)</text:p>
        </text:list-item>
        <text:list-item>
          <text:p text:style-name="P120">N pass (optimizes Ogre data for two or more passes i.e. a Z pre-pass with minimum overhead in the engine since the cull data is the same)</text:p>
        </text:list-item>
      </text:list>
      <text:p text:style-name="Text_20_body">All passes support the following script parameters:</text:p>
      <text:list xml:id="list20577271" text:continue-list="list20577149" text:style-name="L16">
        <text:list-item>
          <text:p text:style-name="P117">pass &lt;type&gt; [customId]</text:p>
        </text:list-item>
      </text:list>
      <text:p text:style-name="P64"><text:soft-page-break/>'<text:span text:style-name="T36">type</text:span>' must be one of the supported types: clear, quad, resolve, render_scene, stencil, custom.</text:p>
      <text:p text:style-name="P64">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20561843" text:continue-numbering="true" text:style-name="L16">
        <text:list-item>
          <text:p text:style-name="P117">num_initial &lt;number&gt;</text:p>
        </text:list-item>
      </text:list>
      <text:p text:style-name="P64">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4">This parameter replaces the “only_initial” parameter in Ogre 1.x.</text:p>
      <text:list xml:id="list20583289" text:continue-numbering="true" text:style-name="L16">
        <text:list-item>
          <text:p text:style-name="P117">identifier &lt;number&gt;</text:p>
        </text:list-item>
      </text:list>
      <text:p text:style-name="P64">An arbitrary user-defined numeric ID used for identifying individual passes in the C++ code.</text:p>
      <text:list xml:id="list20557815" text:continue-numbering="true" text:style-name="L16">
        <text:list-item>
          <text:p text:style-name="P117">execution_mask &lt;hex number&gt;</text:p>
        </text:list-item>
      </text:list>
      <text:p text:style-name="P64">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0575485" text:continue-numbering="true" text:style-name="L16">
        <text:list-item>
          <text:p text:style-name="P117">viewport_modifier_mask &lt;hex number&gt;</text:p>
        </text:list-item>
      </text:list>
      <text:p text:style-name="P64">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20574360" text:continue-numbering="true" text:style-name="L16">
        <text:list-item>
          <text:p text:style-name="P117">colour_write &lt;off|on&gt;</text:p>
        </text:list-item>
      </text:list>
      <text:p text:style-name="P64">Disables colour writes. Useful for Z prepass passes; or pixel shaders that output to an UAV instead of a regular RenderTarget (like a Render Texture).</text:p>
      <text:p text:style-name="P64">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819949021252106279" text:style-name="L20">
        <text:list-item>
          <text:p text:style-name="P121"><text:soft-page-break/>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fullscreen triangle:</text:p>
      <text:p text:style-name="P53"><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list xml:id="list20582192" text:continue-list="list20574360" text:style-name="L16">
        <text:list-item>
          <text:p text:style-name="P117">expose &lt;textureName&gt;</text:p>
        </text:list-item>
      </text:list>
      <text:p text:style-name="P64">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text:soft-page-break/>and Vulkan.</text:p>
      <text:p text:style-name="P54"/>
      <text:p text:style-name="P54">The following setting was available in Ogre 1.x; but was not documented:</text:p>
      <text:list xml:id="list20572903" text:continue-numbering="true" text:style-name="L16">
        <text:list-item>
          <text:p text:style-name="P117">quad_normals [camera_far_corners_view_space|camera_far_corners_world_space|camera_direction]</text:p>
        </text:list-item>
      </text:list>
      <text:p text:style-name="P64">Sends through the “NORMALS” semantic the camera's frustum corners in either world space or view space. This is particularly useful for efficiently reconstructing position using only the depth and the corners. The camera_direction option sends the direction across the frustum (values are in range [0;1]) which is useful for sky rendering &amp; atmospheric scattering. See TutorialSky_Postprocess sample.</text:p>
      <text:p text:style-name="P64">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7393054886111815253" text:style-name="L21">
        <text:list-item>
          <text:p text:style-name="P122">rq_first <text:s/>&lt;id&gt;</text:p>
        </text:list-item>
      </text:list>
      <text:p text:style-name="P65">Replaces first_render_queue. The default is 0. Must be a value between 0 and 255. The value is inclusive</text:p>
      <text:list xml:id="list20557378" text:continue-numbering="true" text:style-name="L21">
        <text:list-item>
          <text:p text:style-name="P122"><text:soft-page-break/>rq_last <text:s/>&lt;id&gt;</text:p>
        </text:list-item>
      </text:list>
      <text:p text:style-name="P65">Replaces last_render_queue. The default is “max” which is a special parameter that implies the last active render queue ID. If numeric, value must be between 0 and 255. The value is <text:span text:style-name="T43">not</text:span> inclusive.</text:p>
      <text:list xml:id="list20556260" text:continue-numbering="true" text:style-name="L21">
        <text:list-item>
          <text:p text:style-name="P122">viewport <text:s/>&lt;left&gt; &lt;top&gt; &lt;width&gt; &lt;height&gt; [&lt;scissor_left&gt; &lt;scissor_top&gt; &lt;scissor_width&gt; &lt;scissor_height&gt;]</text:p>
        </text:list-item>
      </text:list>
      <text:p text:style-name="P65">Specifies the viewport. Also supported by all other passes (i.e. clear &amp; quads), The default is “0 0 1 1” which covers the entire screen. Values should be between 0 and 1.</text:p>
      <text:p text:style-name="P65">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5">The Compositor will automatically share Viewport pointers between different passes to the same RenderTarget (even for different nodes) as long as they share the exact same parameters.</text:p>
      <text:list xml:id="list20564579" text:continue-numbering="true" text:style-name="L21">
        <text:list-item>
          <text:p text:style-name="P122">visibility_mask &lt;number&gt;</text:p>
        </text:list-item>
      </text:list>
      <text:p text:style-name="P65">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20562278" text:continue-numbering="true" text:style-name="L21">
        <text:list-item>
          <text:p text:style-name="P122">shadows &lt;off|shadow_node_name&gt; &lt;reuse|recalculate|first&gt;</text:p>
        </text:list-item>
      </text:list>
      <text:p text:style-name="P65">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6953139356117704321" text:style-name="L22">
        <text:list-item>
          <text:p text:style-name="P123">overlays &lt;off|on&gt;</text:p>
        </text:list-item>
      </text:list>
      <text:p text:style-name="P6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0568777" text:continue-list="list20562278" text:style-name="L21">
        <text:list-item>
          <text:p text:style-name="P122">camera &lt;camera_name&gt;</text:p>
        </text:list-item>
      </text:list>
      <text:p text:style-name="P65">When not specified, the default camera is used for rendering the pass (this default camera is specified when instantiating the workspace from C++).</text:p>
      <text:p text:style-name="P6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0560780" text:continue-numbering="true" text:style-name="L21">
        <text:list-item>
          <text:p text:style-name="P122"><text:soft-page-break/>lod_camera &lt;camera_name&gt;</text:p>
        </text:list-item>
      </text:list>
      <text:p text:style-name="P6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0568561" text:continue-numbering="true" text:style-name="L21">
        <text:list-item>
          <text:p text:style-name="P122">lod_update_list <text:span text:style-name="T74">[yes|no]</text:span></text:p>
        </text:list-item>
      </text:list>
      <text:p text:style-name="P65">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0555365" text:continue-numbering="true" text:style-name="L21">
        <text:list-item>
          <text:p text:style-name="P122">lod_bias <text:s/>&lt;bias&gt;</text:p>
        </text:list-item>
      </text:list>
      <text:p text:style-name="P65">Applies a bias multiplier to the lod. Valid values are in range [0; Inf). A higher lod bias causes LOD to pop up sooner. Default: 1.0</text:p>
      <text:list xml:id="list20565261" text:continue-numbering="true" text:style-name="L21">
        <text:list-item>
          <text:p text:style-name="P122">camera_cubemap_reorient <text:span text:style-name="T74">[yes|no]</text:span></text:p>
        </text:list-item>
      </text:list>
      <text:p text:style-name="P6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5"><text:span text:style-name="T43">Note:</text:span> if the target is not a cubemap, Ogre will still try to rotate the camera, often to unintended angles.</text:p>
      <text:list xml:id="list20573242" text:continue-list="list20572903" text:style-name="L16">
        <text:list-item>
          <text:p text:style-name="P117">expose &lt;textureName&gt;</text:p>
        </text:list-item>
      </text:list>
      <text:p text:style-name="P64">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86" text:outline-level="4">stencil</text:h>
      <text:p text:style-name="P54">Stencil passes haven't changed at all since Ogre 1.x; remember to restore the stencil passes before leaving <text:soft-page-break/>the node otherwise next nodes that will be executed may use unexpected stencil settings.</text:p>
      <text:h text:style-name="Heading_20_4" text:outline-level="4">uav_queue</text:h>
      <text:p text:style-name="Text_20_body">This is a new feature introduced in Ogre 2.1. UAV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20574135" text:continue-list="list20565261" text:style-name="L21">
        <text:list-item>
          <text:p text:style-name="P122">starting_slot &lt;number&gt;</text:p>
        </text:list-item>
      </text:list>
      <text:p text:style-name="P65">Offset for all UAV slots. For example if you bind an uav to slot 3 and the starting slot is 2; the uav will actually be bound to uav slot 5. When set to 255, the slot offset is ignore and leaves the last setting made.</text:p>
      <text:p text:style-name="P65">Default: 255 (by default Ogre sets it to 1).</text:p>
      <text:list xml:id="list20558568" text:continue-numbering="true" text:style-name="L21">
        <text:list-item>
          <text:p text:style-name="P122">uav &lt;slot&gt; &lt;texture_name&gt; [mrt #] &lt;read&gt; &lt;write&gt; [pixel_format] [&lt;mipmap&gt; #]</text:p>
        </text:list-item>
      </text:list>
      <text:p text:style-name="P65">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5"><text:soft-page-break/>The keyword mipmap must be present if specifying the mipmap level.</text:p>
      <text:p text:style-name="P65">Example, assuming starting_slot is 1:</text:p>
      <table:table table:name="Table10" table:style-name="Table10">
        <table:table-column table:style-name="Table10.A"/>
        <table:table-row>
          <table:table-cell table:style-name="Table10.A1" office:value-type="string">
            <text:p text:style-name="P57">uav <text:span text:style-name="T48">0</text:span> global_myTexture <text:span text:style-name="T48">2</text:span> read write mipmap <text:span text:style-name="T48">5</text:span></text:p>
          </table:table-cell>
        </table:table-row>
      </table:table>
      <text:p text:style-name="P65"/>
      <text:p text:style-name="P65">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5">If only the slot is specified, any UAV at the given slot will be cleared.</text:p>
      <text:list xml:id="list8114721502090587668" text:style-name="L23">
        <text:list-item>
          <text:p text:style-name="P124">uav_external</text:p>
        </text:list-item>
      </text:list>
      <text:p text:style-name="P65">Exactly the same as uav. But instead of sourcing the texture by name from the Compositor scope, the name is referencing a texture that can be accessed via TextureManager::getByName.</text:p>
      <text:list xml:id="list20573788" text:continue-numbering="true" text:style-name="L23">
        <text:list-item>
          <text:p text:style-name="P124">keep_previous_uavs [true|false]</text:p>
        </text:list-item>
      </text:list>
      <text:p text:style-name="P65">When false, all previous UAVs in all slot will be cleared. When true, only the UAV slots modified by this pass will be affected. Default: true.</text:p>
      <text:p text:style-name="P65"/>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e11" table:style-name="Table11">
        <table:table-column table:style-name="Table11.A"/>
        <table:table-row>
          <table:table-cell table:style-name="Table11.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text:soft-page-break/>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87032593454963904" text:style-name="L24">
        <text:list-item>
          <text:p text:style-name="P125">Attempting to bind a dirty RTT as a texture will cause Ogre to send the MSAA buffer; granting the shader the ability to access subsamples.</text:p>
        </text:list-item>
        <text:list-item>
          <text:p text:style-name="P12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text:soft-page-break/>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157846804968201853" text:style-name="L25">
        <text:list-item>
          <text:p text:style-name="P126"><text:a xlink:type="simple" xlink:href="http://mynameismjp.wordpress.com/2012/10/24/msaa-overview/"><text:span text:style-name="T63">A Quick Overview of MSAA</text:span></text:a></text:p>
        </text:list-item>
        <text:list-item>
          <text:p text:style-name="P126"><text:a xlink:type="simple" xlink:href="http://mynameismjp.wordpress.com/2012/10/28/msaa-resolve-filters/"><text:span text:style-name="T63">Experimenting with Reconstruction Filters for MSAA Resolve</text:span></text:a></text:p>
        </text:list-item>
      </text:list>
      <text:h text:style-name="P84"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a95" table:style-name="Tabla95">
        <table:table-column table:style-name="Tabla95.A"/>
        <table:table-row>
          <table:table-cell table:style-name="Tabla95.A1" office:value-type="string">
            <text:p text:style-name="P61">compositor_node<text:span text:style-name="T76"> </text:span>Example</text:p>
            <text:p text:style-name="P61">{</text:p>
            <text:p text:style-name="P61"><text:span text:style-name="T76"><text:s text:c="8"/></text:span>texture<text:span text:style-name="T76"> </text:span>myDepthTexture<text:span text:style-name="T76"> </text:span>512<text:span text:style-name="T76"> </text:span>512<text:span text:style-name="T76"> </text:span>PF_D32_FLOAT</text:p>
            <text:p text:style-name="P59"><text:span text:style-name="T76"><text:s text:c="8"/></text:span>texture<text:span text:style-name="T76"> </text:span>finalSSAO<text:span text:style-name="T76"> </text:span>512<text:span text:style-name="T76"> </text:span>512<text:span text:style-name="T76"> </text:span>PF_R8G8B8</text:p>
            <text:p text:style-name="P61"><text:span text:style-name="T76"><text:s text:c="8"/></text:span>//Draw<text:span text:style-name="T76"> </text:span>the<text:span text:style-name="T76"> </text:span>depth</text:p>
            <text:p text:style-name="P61"><text:span text:style-name="T76"><text:s text:c="8"/></text:span>target<text:span text:style-name="T76"> </text:span>myDepthTexture</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SSAO</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DepthAnalysis</text:p>
            <text:p text:style-name="P61"><text:span text:style-name="T76"><text:s text:c="24"/></text:span>input<text:span text:style-name="T76"> </text:span>0<text:span text:style-name="T76"> </text:span>myDepthTexture</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SSAO</text:p>
            <text:p text:style-name="P61">}</text:p>
          </table:table-cell>
        </table:table-row>
      </table:table>
      <text:p text:style-name="Text_20_body"><text:soft-page-break/></text:p>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a96" table:style-name="Tabla96">
        <table:table-column table:style-name="Tabla96.A"/>
        <table:table-row>
          <table:table-cell table:style-name="Tabla96.A1" office:value-type="string">
            <text:p text:style-name="P61">compositor_node<text:span text:style-name="T76"> </text:span>Example2</text:p>
            <text:p text:style-name="P61">{</text:p>
            <text:p text:style-name="P61"><text:span text:style-name="T76"><text:s text:c="8"/></text:span>texture<text:span text:style-name="T76"> </text:span>firstPass<text:span text:style-name="T76"> </text:span>512<text:span text:style-name="T76"> </text:span>512<text:span text:style-name="T76"> </text:span>PF_R8G8B8</text:p>
            <text:p text:style-name="P59"><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452573664308996162" text:style-name="L26">
        <text:list-item>
          <text:p text:style-name="P102">Request the original RTT that it wants to use a depth texture.</text:p>
        </text:list-item>
        <text:list-item>
          <text:p text:style-name="P10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1">compositor_node<text:span text:style-name="T76"> </text:span>Example2_fixed</text:p>
            <text:p text:style-name="P61">{</text:p>
            <text:p text:style-name="P61"><text:span text:style-name="T76"><text:s text:c="8"/></text:span><text:span text:style-name="T80">//Instruct we want to use a depth texture (32-bit float). The “depth_texture” keyword is necessary. Specifying The depth format is optional and so is the depth pool. However recommended to specify them to avoid </text:span><text:soft-page-break/><text:span text:style-name="T80">surprises.</text:span></text:p>
            <text:p text:style-name="P61"><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1"><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1"><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1"><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61"><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61"><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firstPassDepth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text:soft-page-break/>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0554525" text:continue-list="list20558568" text:style-name="L21">
        <text:list-item>
          <text:p text:style-name="P122">technique &lt;uniform|planeoptimal|focused|lispsm|pssm&gt;</text:p>
        </text:list-item>
      </text:list>
      <text:p text:style-name="P6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0557072" text:continue-numbering="true" text:style-name="L21">
        <text:list-item>
          <text:p text:style-name="P122">use_aggressive_focus_region &lt;true|false&gt;</text:p>
        </text:list-item>
      </text:list>
      <text:p text:style-name="P65">Used by Focused, LispSM &amp; PSSM techniques. Default is true. If you're having shadow mapping glitches, try setting this value to false. Note however, quality degradation for disabling it can be noticeable.</text:p>
      <text:list xml:id="list20561524" text:continue-numbering="true" text:style-name="L21">
        <text:list-item>
          <text:p text:style-name="P122">optimal_adjust_factor &lt;factor&gt;</text:p>
        </text:list-item>
      </text:list>
      <text:p text:style-name="P65">Used by LispSM &amp; PSSM techniques. Default is 5. Lower values improve the quality of shadow maps closer to camera, while higher values reduce the “projection skew” which is the key feature of lispsm; thus causing quality to revert and look more like focused.</text:p>
      <text:p text:style-name="P66">Tip:<text:span text:style-name="T63"> When this value is negative, lispsm reverts to a focused shadow map technique. This is very useful for users who want to use PSSM techniques with focused setups instead of LispSM.</text:span></text:p>
      <text:list xml:id="list20563329" text:continue-numbering="true" text:style-name="L21">
        <text:list-item>
          <text:p text:style-name="P122">light_direction_threshold &lt;angle_in_degrees&gt;</text:p>
        </text:list-item>
      </text:list>
      <text:p text:style-name="P6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6">Notes:<text:span text:style-name="T63"> When optimal_adjust_factor is negative (i.e. pssm + focused), this setting is ignored.</text:span></text:p>
      <text:list xml:id="list20571106" text:continue-numbering="true" text:style-name="L21">
        <text:list-item>
          <text:p text:style-name="P122"><text:soft-page-break/>num_splits &lt;num_splits&gt;</text:p>
        </text:list-item>
      </text:list>
      <text:p text:style-name="P65">Only used by PSSM techniques. Specifies the number of splits per light. Can vary per shadow map. The number of splits must be greater than 2. Default is 3.</text:p>
      <text:list xml:id="list20577937" text:continue-numbering="true" text:style-name="L21">
        <text:list-item>
          <text:p text:style-name="P122">pssm_lambda &lt;lambda&gt;</text:p>
        </text:list-item>
      </text:list>
      <text:p text:style-name="P6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396281989285110914" text:style-name="L27">
        <text:list-item>
          <text:p text:style-name="P127">shadow_atlas &lt;name&gt; light &lt;light index&gt; [split &lt;split index&gt;]</text:p>
        </text:list-item>
      </text:list>
      <text:p text:style-name="P65">See <text:a xlink:type="simple" xlink:href="#3.2.3.Shadow map atlas|outline">shadow atlas section</text:a>.</text:p>
      <table:table table:name="Tabla97" table:style-name="Tabla97">
        <table:table-column table:style-name="Tabla97.A"/>
        <table:table-row>
          <table:table-cell table:style-name="Tabla97.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847694095445284947" text:style-name="L28">
        <text:list-item>
          <text:p text:style-name="P128">&lt;Name&gt;</text:p>
        </text:list-item>
      </text:list>
      <text:p text:style-name="P65">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0569018" text:continue-numbering="true" text:style-name="L28">
        <text:list-item>
          <text:p text:style-name="P128">&lt;Depth&gt;</text:p>
        </text:list-item>
      </text:list>
      <text:p text:style-name="P65">Used by 2d_array and 3d textures. Specifies their depth / number of slices. It's automatically forced to 1 for 2d textures and 6 for cubemaps.</text:p>
      <text:list xml:id="list20566167" text:continue-numbering="true" text:style-name="L28">
        <text:list-item>
          <text:p text:style-name="P128">&lt;fsaa&gt;</text:p>
        </text:list-item>
      </text:list>
      <text:p text:style-name="P65">The default value is always 0 regardless of system settings. Setting this to higher values will activate fsaa. This behavior differs from regular texture declarations.</text:p>
      <text:list xml:id="list20566327" text:continue-numbering="true" text:style-name="L28">
        <text:list-item>
          <text:p text:style-name="P128">&lt;gamma&gt;</text:p>
        </text:list-item>
      </text:list>
      <text:p text:style-name="P65">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6961528608006302290" text:style-name="L29">
        <text:list-item>
          <text:p text:style-name="P129">&lt;depth_texture&gt;</text:p>
        </text:list-item>
      </text:list>
      <text:p text:style-name="P65">When not present, shadow maps will use a regular depth buffer. When present, the shadow <text:soft-page-break/>maps will use a depth buffer that can be used for reading as a texture. This setting is implicit when using a depth pixel format such as <text:span text:style-name="T57">PF_D24_UNORM_X8</text:span></text:p>
      <text:list xml:id="list20571429" text:continue-list="list20566327" text:style-name="L28">
        <text:list-item>
          <text:p text:style-name="P128">light &lt;index&gt;</text:p>
        </text:list-item>
      </text:list>
      <text:p text:style-name="P65">Indicates which light index will be associated with this shadow map. i.e. the Shadow map #0 may contain the Nth closest shadow mapping light to the entity, not necessarily the first one.</text:p>
      <text:list xml:id="list20581793" text:continue-numbering="true" text:style-name="L28">
        <text:list-item>
          <text:p text:style-name="P128">split &lt;split index&gt;</text:p>
        </text:list-item>
      </text:list>
      <text:p text:style-name="P65">Default: 0; only necessary when using PSSM techniques. Indicates which split this shadow map refers to.</text:p>
      <text:list xml:id="list20559430" text:continue-numbering="true" text:style-name="L28">
        <text:list-item>
          <text:p text:style-name="P128">uav</text:p>
        </text:list-item>
      </text:list>
      <text:p text:style-name="P65">When present, the texture can be used as an UAV.</text:p>
      <text:list xml:id="list20556087" text:continue-numbering="true" text:style-name="L28">
        <text:list-item>
          <text:p text:style-name="P128">[2d_array|3d|cubemap]</text:p>
        </text:list-item>
      </text:list>
      <text:p text:style-name="P65">When present, the texture will be created as a 2d_array, 3d or cubemap. Mostly relevant for UAVs but is also useful for rendering. See <text:a xlink:type="simple" xlink:href="#4.1.2.Target|outline">Target</text:a> slice parameter.</text:p>
      <text:p text:style-name="P54"/>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143033679928771599" text:style-name="L30">
        <text:list-item>
          <text:p text:style-name="P130"><text:soft-page-break/>SHADOW_NODE_REUSE</text:p>
        </text:list-item>
        <text:list-item>
          <text:p text:style-name="P130">SHADOW_NODE_RECALCULATE</text:p>
        </text:list-item>
        <text:list-item>
          <text:p text:style-name="P130">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220667382826634000" text:style-name="L31">
        <text:list-item>
          <text:p text:style-name="P131">One for opaque geometry.</text:p>
        </text:list-item>
        <text:list-item>
          <text:p text:style-name="P131">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326219961352241263" text:style-name="L32">
        <text:list-item>
          <text:p text:style-name="P132">One for opaque geometry.</text:p>
        </text:list-item>
        <text:list-item>
          <text:p text:style-name="P132">Another for reflections, seen from a different camera.</text:p>
        </text:list-item>
        <text:list-item>
          <text:p text:style-name="P132">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8790769913503021387" text:style-name="L33">
        <text:list-item>
          <text:p text:style-name="P9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33"><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398871646605810851" text:style-name="L34">
        <text:list-item>
          <text:p text:style-name="P134"><text:a xlink:type="simple" xlink:href="http://mynameismjp.wordpress.com/2013/09/10/shadow-maps/">A Sampling of Shadow Techniques</text:a></text:p>
        </text:list-item>
        <text:list-item>
          <text:p text:style-name="P134"><text:a xlink:type="simple" xlink:href="http://msdn.microsoft.com/en-us/library/windows/desktop/ee416307(v=vs.85).aspx">Cascaded Shadow Maps</text:a></text:p>
        </text:list-item>
        <text:list-item>
          <text:p text:style-name="P134"><text:a xlink:type="simple" xlink:href="http://visual-computing.intel-research.net/art/publications/sdsm/">Sample Distribution Shadow Maps</text:a></text:p>
        </text:list-item>
        <text:list-item>
          <text:p text:style-name="P134"><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8"/>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0566080" text:continue-list="list20556087" text:style-name="L28">
        <text:list-item>
          <text:p text:style-name="P128">&lt;Node Name 1&gt;</text:p>
        </text:list-item>
      </text:list>
      <text:p text:style-name="P65">The name of the Node that will be executed before “<text:span text:style-name="T36">Node Name 2”</text:span></text:p>
      <text:list xml:id="list20564086" text:continue-numbering="true" text:style-name="L28">
        <text:list-item>
          <text:p text:style-name="P128">[&lt;output ch #&gt;] [&lt;output ch #&gt;] … [&lt;output ch #&gt;]</text:p>
        </text:list-item>
      </text:list>
      <text:p text:style-name="P67">Channel numbers from “<text:span text:style-name="T36">Node Name 1”</text:span>'s output channels that will be connected to “<text:span text:style-name="T36">Node Name 2</text:span>”.</text:p>
      <text:list xml:id="list20582947" text:continue-numbering="true" text:style-name="L28">
        <text:list-item>
          <text:p text:style-name="P128">&lt;Node Name 2&gt;</text:p>
        </text:list-item>
      </text:list>
      <text:p text:style-name="P67">The name of the Node that will be executed after “<text:span text:style-name="T36">Node Name 1”</text:span></text:p>
      <text:list xml:id="list20574303" text:continue-numbering="true" text:style-name="L28">
        <text:list-item>
          <text:p text:style-name="P128">[&lt;input ch #&gt;] [&lt;input ch #&gt;] … [&lt;input ch #&gt;]</text:p>
        </text:list-item>
      </text:list>
      <text:p text:style-name="P67">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8"/>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0573523" text:continue-numbering="true" text:style-name="L28">
        <text:list-item>
          <text:p text:style-name="P128">&lt;Node Name 1&gt;</text:p>
        </text:list-item>
      </text:list>
      <text:p text:style-name="P65">The name of the Node that will receive the final RTT</text:p>
      <text:list xml:id="list20583226" text:continue-numbering="true" text:style-name="L28">
        <text:list-item>
          <text:p text:style-name="P128">&lt;input channel #&gt;</text:p>
        </text:list-item>
      </text:list>
      <text:p text:style-name="P65">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0570162" text:continue-numbering="true" text:style-name="L28">
        <text:list-item>
          <text:p text:style-name="P128">&lt;Node Name&gt;</text:p>
        </text:list-item>
      </text:list>
      <text:p text:style-name="P67">The name of the original instance</text:p>
      <text:list xml:id="list20561522" text:continue-numbering="true" text:style-name="L28">
        <text:list-item>
          <text:p text:style-name="P128">&lt;Aliased Name&gt;</text:p>
        </text:list-item>
      </text:list>
      <text:p text:style-name="P67">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1"><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1"><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1"><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1"><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1"><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1"><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1"><text:span text:style-name="T78">mExecutionMask</text:span><text:span text:style-name="T76"> <text:s text:c="9"/></text:span><text:span text:style-name="T1">=</text:span><text:span text:style-name="T76"> </text:span><text:span text:style-name="T19">0x01</text:span><text:span text:style-name="T1">;</text:span></text:p>
            <text:p text:style-name="P61"><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1"><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1"><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1"><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1"><text:span text:style-name="T76"><text:s text:c="40"/></text:span><text:span text:style-name="T1">-</text:span><text:span text:style-name="T19">1</text:span><text:span text:style-name="T1">,</text:span><text:span text:style-name="T76"> </text:span><text:span text:style-name="T1">vpModifier,</text:span></text:p>
            <text:p text:style-name="P61"><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2">}</text:p>
          </table:table-cell>
        </table:table-row>
      </table:table>
      <text:p text:style-name="Text_20_body"/>
      <text:h text:style-name="P75"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507195095715321437" text:style-name="L35">
        <text:list-item>
          <text:p text:style-name="P135"><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177873539021006654" text:style-name="L36">
        <text:list-item>
          <text:p text:style-name="P136"><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10">These Entities that repeat a lot also share the same material (or just a few materials, i.e. 3 or 4)</text:p>
        </text:list-item>
        <text:list-item>
          <text:p text:style-name="P110">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81"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844899512744419553" text:style-name="L37">
        <text:list-item>
          <text:p text:style-name="P11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6"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517511145348823575" text:style-name="L38">
        <text:list-item>
          <text:p text:style-name="P112">ShaderInstancing.material</text:p>
        </text:list-item>
        <text:list-item>
          <text:p text:style-name="P112"><text:soft-page-break/>ShaderInstancing.vert (GLSL)</text:p>
        </text:list-item>
        <text:list-item>
          <text:p text:style-name="P112">ShaderInstancing.cg (Cg, works with HLSL)</text:p>
        </text:list-item>
      </text:list>
      <text:h text:style-name="P81"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953011441674741933" text:style-name="L39">
        <text:list-item>
          <text:p text:style-name="P113">VTFInstancing.material</text:p>
        </text:list-item>
        <text:list-item>
          <text:p text:style-name="P113">VTFInstancing.vert (GLSL)</text:p>
        </text:list-item>
        <text:list-item>
          <text:p text:style-name="P113">VTFInstancing.cg (Cg, also works with HLSL)</text:p>
        </text:list-item>
      </text:list>
      <text:h text:style-name="P81"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3148305401588156810" text:style-name="L40">
        <text:list-item>
          <text:p text:style-name="P114">HW_VTFInstancing.material</text:p>
        </text:list-item>
        <text:list-item>
          <text:p text:style-name="P114">HW_VTFInstancing.vert (GLSL)</text:p>
        </text:list-item>
        <text:list-item>
          <text:p text:style-name="P114">HW_VTFInstancing.cg (Cg, works with HLSL)</text:p>
        </text:list-item>
      </text:list>
      <text:h text:style-name="P85"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806731944472484803" text:style-name="L41">
        <text:list-item>
          <text:p text:style-name="P137">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6346333577922375120" text:style-name="L42">
        <text:list-item>
          <text:p text:style-name="P115">HWInstancing.material</text:p>
        </text:list-item>
        <text:list-item>
          <text:p text:style-name="P115">HWBasicInstancing.vert (GLSL)</text:p>
        </text:list-item>
        <text:list-item>
          <text:p text:style-name="P11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7" text:outline-level="2">Defragmenting batches</text:h>
      <text:h text:style-name="Heading_20_3" text:outline-level="3">What is batch fragmentation?</text:h>
      <text:p text:style-name="Text_20_body">There are two kinds of fragmentation:</text:p>
      <text:list xml:id="list16470111140893978" text:style-name="L43">
        <text:list-item>
          <text:p text:style-name="P138">“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8">“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82" text:outline-level="3">Prevention: Avoiding fragmentation</text:h>
      <text:p text:style-name="P45">If you're creating static objects that won't move (i.e. trees), create them sorted by proximity. This helps both types of fragmentation:</text:p>
      <text:list xml:id="list2251598971188234622" text:style-name="L44">
        <text:list-item>
          <text:p text:style-name="P103">When unloading areas (i.e. open world games), these objects will be removed all together, thus whole batches will no longer have active instances.</text:p>
        </text:list-item>
        <text:list-item>
          <text:p text:style-name="P103">Batches and instances are often assigned by order of creation. Those instances will belong to the same batch and thus maximizing culling efficiency.</text:p>
        </text:list-item>
      </text:list>
      <text:h text:style-name="P82"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7"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7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914790754998124660" text:style-name="L45">
        <text:list-item>
          <text:p text:style-name="P139">HW Basic</text:p>
        </text:list-item>
        <text:list-item>
          <text:p text:style-name="P139">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174551906284668410" text:style-name="L46">
        <text:list-item>
          <text:p text:style-name="P140">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40">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40">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40">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898606870924489781" text:style-name="L47">
        <text:list-item>
          <text:p text:style-name="P141"><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1"><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9">Updating all bounds: <text:span text:style-name="T63">Updating the World AABB by applying the node's transform to the local aabbs. The World AABB is needed for correct frustum culling, among other things.</text:span></text:p>
        </text:list-item>
        <text:list-item>
          <text:p text:style-name="P9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8447921725432167733" text:style-name="L48">
        <text:list-item>
          <text:p text:style-name="P142"><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2"><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2"><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582527818149633307" text:style-name="L49">
        <text:list-item>
          <text:p text:style-name="P143"><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3"><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3"><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5" text:outline-level="1">Performance Hints</text:h>
      <text:p text:style-name="P44">DO:</text:p>
      <text:list xml:id="list20582598" text:continue-list="list20577937" text:style-name="L50">
        <text:list-item>
          <text:p text:style-name="P144"><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44"><text:span text:style-name="T43">Use Instancing whenever possible:</text:span> InstancedObjects are lightweight, have less RenderQueue and API draw call overhead</text:p>
        </text:list-item>
        <text:list-item>
          <text:p text:style-name="P144"><text:span text:style-name="T43">Reduce the number of bones in a rig to the minimum necessary.</text:span> Specially if there are going to be many copies of it</text:p>
        </text:list-item>
        <text:list-item>
          <text:p text:style-name="P144">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4"/>
        </text:list-item>
      </text:list>
      <text:p text:style-name="P44">DON'T:</text:p>
      <text:list xml:id="list2184588433086598477" text:style-name="L51">
        <text:list-item>
          <text:p text:style-name="P145">Don't update objects created as SCENE_STATIC very often. Updating just one SceneNode or Entity will force to update many of them, possibly all; thus nullifying the performance benefits from SCENE_STATIC .</text:p>
        </text:list-item>
        <text:list-item>
          <text:p text:style-name="P145">Don't create objects that never move, rotate or scale as SCENE_DYNAMIC</text:p>
        </text:list-item>
        <text:list-item>
          <text:p text:style-name="P145">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5">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5"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271587991290671741" text:style-name="L52">
        <text:list-item>
          <text:p text:style-name="P146">Viewports hold the information about the scissor rectangle (see Viewport::setScissors)</text:p>
        </text:list-item>
        <text:list-item>
          <text:p text:style-name="P146">Enabling and disabling scissor testing is controlled via Macroblocks.</text:p>
        </text:list-item>
        <text:list-item>
          <text:p text:style-name="P146">RenderSystem::setScissorTest was removed.</text:p>
        </text:list-item>
        <text:list-item>
          <text:p text:style-name="P146">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4606522099687339817" text:style-name="L53">
        <text:list-item>
          <text:p text:style-name="P147">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7">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4927457901261547279" text:style-name="L54">
        <text:list-item>
          <text:p text:style-name="P148">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8">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315474445134348994" text:style-name="L55">
        <text:list-item>
          <text:p text:style-name="P149"><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9"><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9"><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4" svg:width="4.597cm" svg:height="4.033cm" svg:x="4.133cm" svg:y="5.256cm"><text:p text:style-name="P174">3. C++ implementation</text:p><text:p text:style-name="P174">Derives from base</text:p><text:p text:style-name="P174">class “Hlms”</text:p><text:p text:style-name="P174">Parses shader templates</text:p></draw:rect><draw:custom-shape draw:style-name="gr9" svg:width="3.887cm" svg:height="4.499cm" svg:x="0cm" svg:y="0.131cm"><text:p text:style-name="P17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4">2. Hlms shader</text:p><text:p text:style-name="P17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6" svg:width="14.438cm" svg:height="8.418cm" svg:x="0cm" svg:y="0cm"><text:p text:style-name="P175"><text:span text:style-name="T85">HlmsPbsDatablock</text:span></text:p><text:p text:style-name="P175"><text:span text:style-name="T86"/></text:p><text:p text:style-name="P175"><text:span text:style-name="T86"><text:tab/></text:span><text:span text:style-name="T86">Diffuse, Specular, Roughness, Fresnel, Textures etc</text:span></text:p></draw:rect><draw:rect draw:style-name="gr11" draw:text-style-name="P178" svg:width="7.46cm" svg:height="5.458cm" svg:x="6.765cm" svg:y="2.447cm"><text:p text:style-name="P177"><text:span text:style-name="T87">HlmsDatablock</text:span></text:p></draw:rect><draw:rect draw:style-name="gr12" draw:text-style-name="P179" svg:width="6.425cm" svg:height="1.791cm" svg:x="7.475cm" svg:y="5.833cm"><text:p text:style-name="P175"><text:span text:style-name="T88">Blendblock</text:span></text:p><text:p text:style-name="P175"><text:span text:style-name="T89">(alpha blending)</text:span></text:p></draw:rect><draw:rect draw:style-name="gr12" draw:text-style-name="P179" svg:width="6.393cm" svg:height="1.865cm" svg:x="7.507cm" svg:y="3.757cm"><text:p text:style-name="P175"><text:span text:style-name="T88">Macroblock</text:span></text:p><text:p text:style-name="P175"><text:span text:style-name="T89">(depth check &amp; writes, cull mode)</text:span></text:p></draw:rect><draw:rect draw:style-name="gr12" draw:text-style-name="P179" svg:width="5.525cm" svg:height="1.865cm" svg:x="0.975cm" svg:y="2.489cm"><text:p text:style-name="P175"><text:span text:style-name="T88">Samplerblock(s)</text:span></text:p><text:p text:style-name="P175"><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645340050952629193" text:style-name="L56">
        <text:list-item>
          <text:p text:style-name="P150">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50">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225161451870231360" text:style-name="L57">
        <text:list-item>
          <text:p text:style-name="P151">@property</text:p>
        </text:list-item>
        <text:list-item>
          <text:p text:style-name="P151">@foreach</text:p>
        </text:list-item>
        <text:list-item>
          <text:p text:style-name="P151">@counter</text:p>
        </text:list-item>
        <text:list-item>
          <text:p text:style-name="P151">@value</text:p>
        </text:list-item>
        <text:list-item>
          <text:p text:style-name="P151">@set add sub mul div mod min max</text:p>
        </text:list-item>
        <text:list-item>
          <text:p text:style-name="P151">@piece</text:p>
        </text:list-item>
        <text:list-item>
          <text:p text:style-name="P151">@insertpiece</text:p>
        </text:list-item>
        <text:list-item>
          <text:p text:style-name="P151">@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1703653597163901289" text:style-name="L58">
        <text:list-item>
          <text:p text:style-name="P152"><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53">count <text:span text:style-name="T39">The number of times to repeat the loop (if start = 0). Count can read variables.</text:span></text:p>
        </text:list-item>
        <text:list-item>
          <text:p text:style-name="P153">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498171251198154526" text:style-name="L59">
        <text:list-item>
          <text:p text:style-name="P154">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4"><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0" svg:width="4cm" svg:height="5.899cm" svg:x="9.7cm" svg:y="0cm"><text:p text:style-name="P177"><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xml:id="id1" draw:id="id1" svg:width="2.615cm" svg:height="1.093cm" svg:x="0cm" svg:y="2.3cm"><text:p text:style-name="P177"><text:span text:style-name="T89">Datablock</text:span></text:p></draw:rect><draw:rect draw:style-name="gr14" draw:text-style-name="P181" xml:id="id3" draw:id="id3" svg:width="2.617cm" svg:height="1.094cm" svg:x="5.084cm" svg:y="4.905cm"><text:p text:style-name="P177"><text:span text:style-name="T89">Renderable</text:span></text:p></draw:rect><draw:rect draw:style-name="gr14" draw:text-style-name="P181" xml:id="id5" draw:id="id5" svg:width="2.615cm" svg:height="1.094cm" svg:x="10.1cm" svg:y="2.699cm"><text:p text:style-name="P177"><text:span text:style-name="T89">Properties</text:span></text:p></draw:rect><draw:rect draw:style-name="gr14" draw:text-style-name="P181" xml:id="id6" draw:id="id6" svg:width="2.617cm" svg:height="1.094cm" svg:x="10.1cm" svg:y="3.9cm"><text:p text:style-name="P177"><text:span text:style-name="T89">Pieces</text:span></text:p></draw:rect><draw:connector draw:style-name="gr15" draw:text-style-name="P180" draw:type="line" svg:x1="2.614cm" svg:y1="2.846cm" svg:x2="3.9cm" svg:y2="2.849cm" draw:start-shape="id1" draw:start-glue-point="1" draw:end-shape="id2" svg:d="m2614-155 1286 3"><text:p/></draw:connector><draw:connector draw:style-name="gr15" draw:text-style-name="P180" draw:type="line" svg:x1="6.391cm" svg:y1="4.905cm" svg:x2="6.35cm" svg:y2="3.699cm" draw:start-shape="id3" draw:start-glue-point="0" draw:end-shape="id2" draw:end-glue-point="2" svg:d="m6391 1905-41-1206"><text:p/></draw:connector><draw:custom-shape draw:style-name="gr16" draw:text-style-name="P180" xml:id="id2" draw:id="id2" svg:width="4.901cm" svg:height="1.701cm" svg:x="3.9cm" svg:y="1.998cm"><text:p text:style-name="P177"><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2" xml:id="id4" draw:id="id4" svg:width="2.502cm" svg:height="1.001cm" svg:x="10.199cm" svg:y="1.399cm"><text:p text:style-name="P177"><text:span text:style-name="T91">Hash</text:span></text:p></draw:rect><draw:connector draw:style-name="gr15" draw:text-style-name="P180" draw:type="curve" svg:x1="12.7cm" svg:y1="1.899cm" svg:x2="7.699cm" svg:y2="5.452cm" draw:start-shape="id4" draw:start-glue-point="1" draw:end-shape="id3" draw:end-glue-point="1" svg:d="m12700-1102c751 0 3251 3554-5001 3554"><text:p/></draw:connector><draw:connector draw:style-name="gr15" draw:text-style-name="P180" svg:x1="8.8cm" svg:y1="2.849cm" svg:x2="10.199cm" svg:y2="1.899cm" draw:start-shape="id2" draw:start-glue-point="1" draw:end-shape="id4" draw:end-glue-point="3" svg:d="m8800-152h700v-950h699"><text:p/></draw:connector><draw:connector draw:style-name="gr15" draw:text-style-name="P180" svg:x1="8.8cm" svg:y1="2.85cm" svg:x2="10.1cm" svg:y2="3.246cm" draw:start-shape="id2" draw:start-glue-point="1" draw:end-shape="id5" draw:end-glue-point="3" svg:d="m8800-151h651v397h649"><text:p/></draw:connector><draw:connector draw:style-name="gr15" draw:text-style-name="P180"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1" svg:width="3.001cm" svg:height="1.992cm" svg:x="4.099cm" svg:y="0cm"><text:p text:style-name="P177"><text:span text:style-name="T89">Renderable</text:span></text:p></draw:rect><draw:rect draw:style-name="gr17" draw:text-style-name="P182" xml:id="id7" draw:id="id7" svg:width="2.5cm" svg:height="1.001cm" svg:x="4.399cm" svg:y="0.792cm"><text:p text:style-name="P177"><text:span text:style-name="T91">Hash</text:span></text:p></draw:rect><draw:custom-shape draw:style-name="gr16" draw:text-style-name="P180" xml:id="id8" draw:id="id8" svg:width="4.102cm" svg:height="1.2cm" svg:x="8.199cm" svg:y="1.293cm"><text:p text:style-name="P177"><text:span text:style-name="T89">Hlms::getMaterial</text:span></text:p><text:p text:style-name="P177"><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0" draw:type="line" svg:x1="6.899cm" svg:y1="1.292cm" svg:x2="8.199cm" svg:y2="1.893cm" draw:start-shape="id7" draw:start-glue-point="1" draw:end-shape="id8" svg:d="m6899-3606 1300 601"><text:p/></draw:connector><draw:custom-shape draw:style-name="gr16" draw:text-style-name="P182" xml:id="id9" draw:id="id9" svg:width="3.5cm" svg:height="1.301cm" svg:x="13cm" svg:y="1.293cm"><text:p text:style-name="P177"><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0" draw:type="line" svg:x1="12.3cm" svg:y1="1.894cm" svg:x2="13cm" svg:y2="1.945cm" draw:start-shape="id8" draw:start-glue-point="1" draw:end-shape="id9" draw:end-glue-point="5" svg:d="m12300-3004 700 51"><text:p/></draw:connector><draw:custom-shape draw:style-name="gr16" draw:text-style-name="P182" xml:id="id10" draw:id="id10" svg:width="3.102cm" svg:height="3.001cm" svg:x="13.099cm" svg:y="4.292cm"><text:p text:style-name="P177"><text:span text:style-name="T91">is shader</text:span></text:p><text:p text:style-name="P177"><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0" xml:id="id12" draw:id="id12" svg:width="5.502cm" svg:height="1.001cm" svg:x="5.898cm" svg:y="5.891cm"><text:p text:style-name="P177"><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0" xml:id="id11" draw:id="id11" svg:width="3.601cm" svg:height="1.001cm" svg:x="12.398cm" svg:y="8.491cm"><text:p text:style-name="P177"><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2" draw:type="line" svg:x1="14.649cm" svg:y1="7.292cm" svg:x2="14.198cm" svg:y2="8.492cm" draw:start-shape="id10" draw:start-glue-point="6" draw:end-shape="id11" svg:d="m14649 2395-451 1200"><text:p text:style-name="P177"><text:span text:style-name="T91">YES</text:span></text:p><text:p text:style-name="P177"><text:span text:style-name="T91"/></text:p></draw:connector><draw:connector draw:style-name="gr19" draw:text-style-name="P182" draw:type="line" svg:x1="13.099cm" svg:y1="5.793cm" svg:x2="11.4cm" svg:y2="6.391cm" draw:start-shape="id10" draw:start-glue-point="5" draw:end-shape="id12" svg:d="m13099 896-1699 598"><text:p text:style-name="P177"><text:span text:style-name="T91">NO</text:span></text:p><text:p text:style-name="P177"><text:span text:style-name="T91"/></text:p></draw:connector><draw:connector draw:style-name="gr15" draw:text-style-name="P180" draw:type="line" svg:x1="14.75cm" svg:y1="2.594cm" svg:x2="14.649cm" svg:y2="4.293cm" draw:start-shape="id9" draw:start-glue-point="6" draw:end-shape="id10" draw:end-glue-point="4" svg:d="m14750-2304-101 1699"><text:p/></draw:connector><draw:rect draw:style-name="gr18" draw:text-style-name="P181" svg:width="3.001cm" svg:height="1.994cm" svg:x="4.099cm" svg:y="2.2cm"><text:p text:style-name="P177"><text:span text:style-name="T89">Scene's Pass</text:span></text:p></draw:rect><draw:rect draw:style-name="gr17" draw:text-style-name="P182" xml:id="id13" draw:id="id13" svg:width="2.5cm" svg:height="1.001cm" svg:x="4.399cm" svg:y="2.993cm"><text:p text:style-name="P177"><text:span text:style-name="T91">Hash</text:span></text:p></draw:rect><draw:connector draw:style-name="gr15" draw:text-style-name="P180" draw:type="line" svg:x1="6.899cm" svg:y1="3.494cm" svg:x2="8.199cm" svg:y2="1.894cm" draw:start-shape="id13" draw:start-glue-point="1" draw:end-shape="id8" draw:end-glue-point="3" svg:d="m6899-1404 1300-1600"><text:p/></draw:connector><draw:g draw:style-name="gr2" xml:id="id14" draw:id="id14"><draw:custom-shape draw:style-name="gr13" draw:text-style-name="P180" svg:width="4cm" svg:height="2.701cm" svg:x="0cm" svg:y="3.493cm"><text:p text:style-name="P177"><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svg:width="2.617cm" svg:height="0.498cm" svg:x="0.399cm" svg:y="4.729cm"><text:p text:style-name="P177"><text:span text:style-name="T89">Properties</text:span></text:p></draw:rect><draw:rect draw:style-name="gr14" draw:text-style-name="P181" svg:width="2.615cm" svg:height="0.5cm" svg:x="0.4cm" svg:y="5.278cm"><text:p text:style-name="P177"><text:span text:style-name="T89">Pieces</text:span></text:p></draw:rect></draw:g><draw:g draw:style-name="gr2" xml:id="id15" draw:id="id15"><draw:custom-shape draw:style-name="gr13" draw:text-style-name="P180" svg:width="4.001cm" svg:height="2.701cm" svg:x="1.099cm" svg:y="7.093cm"><text:p text:style-name="P177"><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1" svg:width="2.615cm" svg:height="0.498cm" svg:x="1.499cm" svg:y="8.329cm"><text:p text:style-name="P177"><text:span text:style-name="T89">Properties</text:span></text:p></draw:rect><draw:rect draw:style-name="gr14" draw:text-style-name="P181" svg:width="2.615cm" svg:height="0.5cm" svg:x="1.501cm" svg:y="8.878cm"><text:p text:style-name="P177"><text:span text:style-name="T89">Pieces</text:span></text:p></draw:rect></draw:g><draw:connector draw:style-name="gr15" draw:text-style-name="P180" draw:type="curve" svg:x1="4.399cm" svg:y1="1.292cm" svg:x2="1.998cm" svg:y2="3.493cm" draw:start-shape="id7" draw:start-glue-point="3" draw:end-shape="id14" draw:end-glue-point="0" svg:d="m4399-3606c-1601 0-2401 733-2401 2201"><text:p/></draw:connector><draw:connector draw:style-name="gr15" draw:text-style-name="P180" draw:type="curve" svg:x1="5.648cm" svg:y1="3.994cm" svg:x2="3.099cm" svg:y2="7.092cm" draw:start-shape="id13" draw:start-glue-point="2" draw:end-shape="id15" svg:d="m5648-904c0 2323-2549 774-2549 3099"><text:p/></draw:connector><draw:connector draw:style-name="gr15" draw:text-style-name="P180" draw:type="line" svg:x1="5.099cm" svg:y1="8.442cm" svg:x2="5.898cm" svg:y2="6.391cm" draw:start-shape="id15" draw:start-glue-point="1" draw:end-shape="id12" draw:end-glue-point="3" svg:d="m5099 3545 799-2051"><text:p/></draw:connector><draw:connector draw:style-name="gr15" draw:text-style-name="P180"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7545538234304968441" text:style-name="L60">
        <text:list-item>
          <text:p text:style-name="P155">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1">@pset(<text:span text:style-name="T76"> </text:span>BRDF_CookTorrance,<text:span text:style-name="T76"> </text:span><text:span text:style-name="T19">0</text:span><text:span text:style-name="T76"> </text:span>)</text:p>
            <text:p text:style-name="P61">@pset(<text:span text:style-name="T76"> </text:span>BRDF_Default,<text:span text:style-name="T76"> </text:span><text:span text:style-name="T19">0</text:span><text:span text:style-name="T76"> </text:span>)</text:p>
            <text:p text:style-name="P61">@piece(<text:span text:style-name="T76"> </text:span>DeclareBRDF<text:span text:style-name="T76"> </text:span>)</text:p>
            <text:p text:style-name="P61"><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1">@end</text:p>
          </table:table-cell>
        </table:table-row>
      </table:table>
      <text:list xml:id="list20569518" text:continue-numbering="true" text:style-name="L60">
        <text:list-item>
          <text:p text:style-name="P155">Via listener, through <text:span text:style-name="T57">HlmsListener</text:span>. This allows you to have access to the buffer pass to fill extra information; or bind extra buffers to the shader.</text:p>
        </text:list-item>
        <text:list-item>
          <text:p text:style-name="P155">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55">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78" text:outline-level="2">Using the HLMS implementations</text:h>
      <text:h text:style-name="P83"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5976097704483946499" text:style-name="L61">
        <text:list-item>
          <text:p text:style-name="P156">PBS: Stands for Physically Based Shading. The most common for most of your material needs.</text:p>
        </text:list-item>
        <text:list-item>
          <text:p text:style-name="P156">Unlit: Basic system with no lighting or skeleton skinning. Great for GUI, billboards, particle FXs. Supports multiple texture layering with photoshop-like blending modes.</text:p>
        </text:list-item>
        <text:list-item>
          <text:p text:style-name="P156">PBS Mobile: Same as PBS, but written for GLES2 (i.e. old Android and iOS devices, WebGL)</text:p>
        </text:list-item>
        <text:list-item>
          <text:p text:style-name="P156">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1"><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1"><text:span text:style-name="T76"><text:s text:c="16"/></text:span><text:span text:style-name="T33">"/home/myuser/OgreSDK/Samples/Media/Hlms/Common/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ArchiveVec</text:span><text:span text:style-name="T76"> </text:span><text:span text:style-name="T1">library;</text:span></text:p>
            <text:p text:style-name="P61"><text:span text:style-name="T1">library.push_back(</text:span><text:span text:style-name="T76"> </text:span><text:span text:style-name="T1">archiveLibrary</text:span><text:span text:style-name="T76"> </text:span><text:span text:style-name="T1">);</text:span></text:p>
            <text:p text:style-name="P61"/>
            <text:p text:style-name="P61"><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1"><text:span text:style-name="T76"><text:s text:c="16"/></text:span><text:span text:style-name="T33">"/home/myuser/OgreSDK/Samples/Media/Hlms/Pbs/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1"><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1"><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1"><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1"><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1"><text:span text:style-name="T76"><text:s text:c="26"/></text:span><text:span text:style-name="T57">HlmsMacroblock</text:span><text:span text:style-name="T1">(),</text:span><text:span text:style-name="T76"> </text:span><text:span text:style-name="T57">HlmsBlendblock</text:span><text:span text:style-name="T1">(),</text:span></text:p>
            <text:p text:style-name="P61"><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1"><text:span text:style-name="T79">struct</text:span><text:span text:style-name="T76"> </text:span><text:span text:style-name="T57">TextureLocation</text:span></text:p>
            <text:p text:style-name="P62">{</text:p>
            <text:p text:style-name="P61"><text:span text:style-name="T76"><text:s text:c="4"/></text:span><text:span text:style-name="T57">TexturePtr</text:span><text:span text:style-name="T76"> <text:s/></text:span><text:span text:style-name="T78">texture</text:span><text:span text:style-name="T1">;</text:span></text:p>
            <text:p text:style-name="P61"><text:span text:style-name="T76"><text:s text:c="4"/></text:span><text:span text:style-name="T57">uint16</text:span><text:span text:style-name="T76"> <text:s text:c="5"/></text:span><text:span text:style-name="T78">xIdx</text:span><text:span text:style-name="T1">;</text:span></text:p>
            <text:p text:style-name="P61"><text:span text:style-name="T76"><text:s text:c="4"/></text:span><text:span text:style-name="T57">uint16</text:span><text:span text:style-name="T76"> <text:s text:c="5"/></text:span><text:span text:style-name="T78">yIdx</text:span><text:span text:style-name="T1">;</text:span></text:p>
            <text:p text:style-name="P61"><text:span text:style-name="T76"><text:s text:c="4"/></text:span><text:span text:style-name="T57">uint16</text:span><text:span text:style-name="T76"> <text:s text:c="5"/></text:span><text:span text:style-name="T78">divisor</text:span><text:span text:style-name="T1">;</text:span></text:p>
            <text:p text:style-name="P62">};</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1"><text:span text:style-name="T33">//</text:span><text:span text:style-name="T76"> </text:span><text:span text:style-name="T33">GLSL</text:span></text:p>
            <text:p text:style-name="P61"><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1"><text:span text:style-name="T33">//</text:span><text:span text:style-name="T76"> </text:span><text:span text:style-name="T33">HLSL</text:span></text:p>
            <text:p text:style-name="P61"><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1"><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217697556353964203" text:style-name="L62">
        <text:list-item>
          <text:p text:style-name="P87">TEXTURE_TYPE_DIFFUSE</text:p>
        </text:list-item>
        <text:list-item>
          <text:p text:style-name="P87">TEXTURE_TYPE_MONOCHROME</text:p>
        </text:list-item>
        <text:list-item>
          <text:p text:style-name="P87">TEXTURE_TYPE_NORMALS</text:p>
        </text:list-item>
        <text:list-item>
          <text:p text:style-name="P87">TEXTURE_TYPE_ENV_MAP</text:p>
        </text:list-item>
        <text:list-item>
          <text:p text:style-name="P87">TEXTURE_TYPE_DETAIL</text:p>
        </text:list-item>
        <text:list-item>
          <text:p text:style-name="P87">TEXTURE_TYPE_DETAIL_NORMAL_MAP</text:p>
        </text:list-item>
      </text:list>
      <text:p text:style-name="Text_20_body"/>
      <text:p text:style-name="Text_20_body">The reasons to have multiple profiles are simple:</text:p>
      <text:list xml:id="list3509406209746948890" text:style-name="L63">
        <text:list-item>
          <text:p text:style-name="P157">Some textures, i.e. normal maps, require to be transformed to a special format, like BC5 or UV88 (two-component normalized signed 8-bit format). The Manager will convert the texture to those formats before packing.</text:p>
        </text:list-item>
        <text:list-item>
          <text:p text:style-name="P157">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57">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1"><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1"><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1"><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1"><text:span text:style-name="T79">struct</text:span><text:span text:style-name="T76"> </text:span><text:span text:style-name="T57">Threshold</text:span></text:p>
            <text:p text:style-name="P62">{</text:p>
            <text:p text:style-name="P61"><text:span text:style-name="T76"><text:s text:c="4"/></text:span><text:span text:style-name="T57">uint32</text:span><text:span text:style-name="T76"> <text:s text:c="5"/></text:span><text:span text:style-name="T78">minTextureSize</text:span><text:span text:style-name="T1">;</text:span></text:p>
            <text:p text:style-name="P61"><text:span text:style-name="T76"><text:s text:c="4"/></text:span><text:span text:style-name="T57">uint32</text:span><text:span text:style-name="T76"> <text:s text:c="5"/></text:span><text:span text:style-name="T78">maxTexturesPerArray</text:span><text:span text:style-name="T1">;</text:span></text:p>
            <text:p text:style-name="P60">};</text:p>
            <text:p text:style-name="P59"><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1"><text:span text:style-name="T79">struct</text:span><text:span text:style-name="T76"> </text:span><text:span text:style-name="T57">DefaultTextureParameters</text:span></text:p>
            <text:p text:style-name="P62">{</text:p>
            <text:p text:style-name="P61"><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1"><text:span text:style-name="T76"><text:s text:c="4"/></text:span><text:span text:style-name="T57">PixelFormat</text:span><text:span text:style-name="T76"> </text:span><text:span text:style-name="T78">pixelFormat</text:span><text:span text:style-name="T1">;</text:span></text:p>
            <text:p text:style-name="P61"><text:span text:style-name="T76"><text:s text:c="4"/></text:span><text:span text:style-name="T57">uint16</text:span><text:span text:style-name="T76"> <text:s text:c="5"/></text:span><text:span text:style-name="T78">maxTexturesPerArray</text:span><text:span text:style-name="T1">;</text:span></text:p>
            <text:p text:style-name="P61"><text:span text:style-name="T76"><text:s text:c="4"/></text:span><text:span text:style-name="T79">bool</text:span><text:span text:style-name="T76"> <text:s text:c="7"/></text:span><text:span text:style-name="T78">mipmaps</text:span><text:span text:style-name="T1">;</text:span></text:p>
            <text:p text:style-name="P61"><text:span text:style-name="T76"><text:s text:c="4"/></text:span><text:span text:style-name="T79">bool</text:span><text:span text:style-name="T76"> <text:s text:c="7"/></text:span><text:span text:style-name="T78">hwGammaCorrection</text:span><text:span text:style-name="T1">;</text:span></text:p>
            <text:p text:style-name="P61"><text:span text:style-name="T76"><text:s text:c="4"/></text:span><text:span text:style-name="T57">PackingMethod</text:span><text:span text:style-name="T76"> </text:span><text:span text:style-name="T78">packingMethod</text:span><text:span text:style-name="T1">;</text:span></text:p>
            <text:p text:style-name="P59"><text:span text:style-name="T76"><text:s text:c="4"/></text:span><text:span text:style-name="T79">bool</text:span><text:span text:style-name="T76"> <text:s text:c="7"/></text:span><text:span text:style-name="T78">isNormalMap</text:span><text:span text:style-name="T1">;</text:span></text:p>
            <text:p text:style-name="P61"><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9"><text:span text:style-name="T76"><text:s text:c="4"/></text:span><text:span text:style-name="T79">bool</text:span><text:span text:style-name="T76"> <text:s text:c="7"/></text:span><text:span text:style-name="T78">packNonPow2</text:span><text:span text:style-name="T1">;</text:span></text:p>
            <text:p text:style-name="P61"><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1"><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1"><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1"><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9"><text:span text:style-name="T76"><text:s text:c="4"/></text:span><text:span text:style-name="T79">float</text:span><text:span text:style-name="T76"> <text:s text:c="6"/></text:span><text:span text:style-name="T78">packMaxRatio</text:span><text:span text:style-name="T1">;</text:span></text:p>
            <text:p text:style-name="P61"><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9"><text:span text:style-name="T76"><text:s text:c="4"/></text:span><text:span text:style-name="T57">ThresholdVec</text:span><text:span text:style-name="T76"> <text:s text:c="3"/></text:span><text:span text:style-name="T78">textureArraysTresholds</text:span><text:span text:style-name="T1">;</text:span></text:p>
            <text:p text:style-name="P60">};</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1"><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1"><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1"><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1"><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1"><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1"><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1"><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1"><text:span text:style-name="T57">TextureLocation</text:span><text:span text:style-name="T76"> </text:span><text:span text:style-name="T78">texLoc</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50"/></text:span>TEXTURE_TYPE_NORMALS<text:span text:style-name="T76"> </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974715007790955110" text:style-name="L64">
        <text:list-item>
          <text:p text:style-name="P158">Guarantee related textures are loaded together in the same array.</text:p>
        </text:list-item>
        <text:list-item>
          <text:p text:style-name="P158">Improve loading time by baking as much information as possible offline.</text:p>
        </text:list-item>
        <text:list-item>
          <text:p text:style-name="P158">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8792090813527633770" text:style-name="L65">
        <text:list-item>
          <text:p text:style-name="P159">=J2 / K2 <text:s/>will give you the % of occupancy per texture.</text:p>
        </text:list-item>
        <text:list-item>
          <text:p text:style-name="P159">=I2 / K2 will give you the size of each individual texture (and not the whole array)</text:p>
        </text:list-item>
        <text:list-item>
          <text:p text:style-name="P159"><text:soft-page-break/>=J2 / K2 * J2 <text:s/>will give you the size actually being used.</text:p>
        </text:list-item>
        <text:list-item>
          <text:p text:style-name="P159">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13097326393282902" text:style-name="L66">
        <text:list-item>
          <text:p text:style-name="P160">We have <text:span text:style-name="T36">very</text:span> few textures, thus we should change the defaults in <text:span text:style-name="T57">DefaultTextureParameters</text:span>. Real world applications won't usually have this problem though.</text:p>
        </text:list-item>
        <text:list-item>
          <text:p text:style-name="P160">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8326288888379223243" text:style-name="L67">
        <text:list-item>
          <text:p text:style-name="P161">There's a high amount of non-power-of-2 textures that need to be taken care of.</text:p>
        </text:list-item>
        <text:list-item>
          <text:p text:style-name="P161">Texture #41 is the only 2048x2048 L8 texture, causing the biggest waste.</text:p>
        </text:list-item>
        <text:list-item>
          <text:p text:style-name="P161">There are many textures that are 256x512 and then many that are 512x256. The artitsts should be consistent; or an export script should take care of this.</text:p>
        </text:list-item>
        <text:list-item>
          <text:p text:style-name="P161">A lot of textures are not compressed when they could or should be.</text:p>
        </text:list-item>
        <text:list-item>
          <text:p text:style-name="P161">There are many DXT5/BC3 files that need verification that this compression scheme is actually needed (or if DXT1 is better).</text:p>
        </text:list-item>
        <text:list-item>
          <text:p text:style-name="P161">Overall occupancy is relatively good, but it can be improved.</text:p>
        </text:list-item>
        <text:list-item>
          <text:p text:style-name="P161"><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2076737469975519989" text:style-name="L68">
        <text:list-item>
          <text:p text:style-name="P162">For directional lights, try to use PSSM with at least 3 splits. A pssm_lambda of 0.95 often gives good results, but this may vary per scene.</text:p>
        </text:list-item>
        <text:list-item>
          <text:p text:style-name="P162">Use sane defaults for shadow mapping. For example call:</text:p>
        </text:list-item>
      </text:list>
      <table:table table:name="Table7" table:style-name="Table7">
        <table:table-column table:style-name="Table7.A"/>
        <table:table-row>
          <table:table-cell table:style-name="Table7.A1" office:value-type="string">
            <text:p text:style-name="P61"><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1"><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5643088284008782844" text:style-name="L69">
        <text:list-item>
          <text:p text:style-name="P163">Try toggling HlmsManager::setShadowMappingUseBackFaces</text:p>
        </text:list-item>
        <text:list-item>
          <text:p text:style-name="P163">The default shadow bias for every material is 0.01f. Perhaps this is too much/little for you? Adjust it via HlmsDatablock::mShadowConstantBias.</text:p>
        </text:list-item>
        <text:list-item>
          <text:p text:style-name="P163">Use PF_FLOAT32_R for rendering shadow maps until you get it to look correct. Then you can start worrying about lowering precision to get better performance.</text:p>
        </text:list-item>
        <text:list-item>
          <text:p text:style-name="P163">Checkout the Sample_ShadowMapDebugging sample on how to debug shadows. Those techniques may give you useful hints about what's going on.</text:p>
        </text:list-item>
      </text:list>
      <text:h text:style-name="P75"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7589240161955812646" text:style-name="L70">
        <text:list-item>
          <text:p text:style-name="P164">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64">Software Pose/Morph animations: The reasons are exactly the same as SW Skinning.</text:p>
        </text:list-item>
        <text:list-item>
          <text:p text:style-name="P164">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147064365977554251" text:style-name="L71">
        <text:list-item>
          <text:p text:style-name="P165"><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65"><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65"><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9" table:style-name="Tabla99">
        <table:table-column table:style-name="Tabla99.A"/>
        <table:table-row>
          <table:table-cell table:style-name="Tabla99.A1" office:value-type="string">
            <text:p text:style-name="P61"><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1"><text:span text:style-name="T57">Entity</text:span><text:span text:style-name="T76"> </text:span><text:span text:style-name="T1">*</text:span>entity<text:span text:style-name="T1">;</text:span></text:p>
            <text:p text:style-name="P61">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1"><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1"><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1"><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1"><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9"><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1"><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1"><text:span text:style-name="T1">drawCall-&gt;</text:span><text:span text:style-name="T78">useGlobalInstancingVertexBufferIsAvailable</text:span><text:span text:style-name="T76"> </text:span><text:span text:style-name="T1">=</text:span></text:p>
            <text:p text:style-name="P61"><text:span text:style-name="T76"><text:s text:c="8"/></text:span><text:span text:style-name="T1">renderOp.</text:span><text:span text:style-name="T78">useGlobalInstancingVertexBufferIsAvailable</text:span><text:span text:style-name="T1">;</text:span></text:p>
            <text:p text:style-name="P61"><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1"><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1"><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1"><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1"><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2">{</text:p>
            <text:p text:style-name="P61"><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1"><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2">};</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1"><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1"><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1"><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2">{</text:p>
            <text:p text:style-name="P62">}</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1"><text:span text:style-name="T33">//</text:span><text:span text:style-name="T76"> </text:span><text:span text:style-name="T33">Declaration</text:span></text:p>
            <text:p text:style-name="P61"><text:span text:style-name="T79">class</text:span><text:span text:style-name="T76"> </text:span><text:span text:style-name="T19">_OgreExport</text:span><text:span text:style-name="T76"> </text:span><text:span text:style-name="T57">CommandBuffer</text:span></text:p>
            <text:p text:style-name="P62">{</text:p>
            <text:p text:style-name="P61"><text:span text:style-name="T76"><text:s text:c="4"/></text:span><text:span text:style-name="T33">//</text:span><text:span text:style-name="T76"> </text:span><text:span text:style-name="T33">...</text:span></text:p>
            <text:p text:style-name="P61"><text:span text:style-name="T79">public</text:span><text:span text:style-name="T1">:</text:span></text:p>
            <text:p text:style-name="P61"><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0">};</text:p>
            <text:p text:style-name="P61"><text:span text:style-name="T33">//</text:span><text:span text:style-name="T76"> </text:span><text:span text:style-name="T33">Definition</text:span></text:p>
            <text:p text:style-name="P61"><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2">{</text:p>
            <text:p text:style-name="P61"><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1"><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2">}</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1"><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2">{</text:p>
            <text:p text:style-name="P61"><text:span text:style-name="T76"><text:s text:c="4"/></text:span><text:span text:style-name="T33">//</text:span><text:span text:style-name="T76"> </text:span><text:span text:style-name="T33">...</text:span></text:p>
            <text:p text:style-name="P61"><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1"><text:span text:style-name="T76"><text:s text:c="4"/></text:span><text:span text:style-name="T1">&amp;</text:span><text:span text:style-name="T57">CommandBuffer</text:span><text:span text:style-name="T1">::</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2">};</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82"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79">if</text:span><text:span text:style-name="T1">(</text:span><text:span text:style-name="T76"> </text:span>supportsIndirectBuffers<text:span text:style-name="T76"> </text:span><text:span text:style-name="T1">)</text:span></text:p>
            <text:p text:style-name="P61"><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1"><text:span text:style-name="T76"><text:s text:c="4"/></text:span><text:span text:style-name="T79">else</text:span></text:p>
            <text:p text:style-name="P61"><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2">}</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1"><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1"><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2">{</text:p>
            <text:p text:style-name="P62">}</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1"><text:span text:style-name="T79">bool </text:span><text:span text:style-name="T1">supportsIndirectBuffers = </text:span><text:span text:style-name="T33">/*...*/</text:span><text:span text:style-name="T1">;</text:span></text:p>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1"><text:span text:style-name="T76"><text:s text:c="28"/></text:span><text:span text:style-name="T57">CbDrawCallIndexed</text:span><text:span text:style-name="T1">( supportsIndirectBuffers );</text:span></text:p>
            <text:p text:style-name="P62">}</text:p>
          </table:table-cell>
        </table:table-row>
      </table:table>
      <text:p text:style-name="P45">It's not just cleaner, it's also more efficient. A cmp, a jmp and a mov instruction (plus a potential miss-prediction) was just transformed into a single add.</text:p>
      <text:h text:style-name="P79"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1"><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1"><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1"><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1"><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1"><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1"><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1"><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1"><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1-08T00:40:02.93</dc:date>
    <meta:editing-duration>P1DT23H30M21S</meta:editing-duration>
    <meta:editing-cycles>1158</meta:editing-cycles>
    <meta:generator>OpenOffice/4.0.1$Win32 OpenOffice.org_project/401m5$Build-9714</meta:generator>
    <meta:document-statistic meta:table-count="110" meta:image-count="12" meta:object-count="1" meta:page-count="107" meta:paragraph-count="2195" meta:word-count="31411" meta:character-count="198926"/>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